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svg:stroke-color="#ff0000" draw:fill="none" draw:fill-color="#ffffff" draw:textarea-vertical-align="middle"/>
    </style:style>
    <style:style style:name="gr2" style:family="graphic" style:parent-style-name="objectwithoutfill">
      <style:graphic-properties svg:stroke-color="#ff0000"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objectwithoutfill">
      <style:graphic-properties svg:stroke-color="#ff8000" draw:fill="none" draw:textarea-vertical-align="middle"/>
    </style:style>
    <style:style style:name="gr5"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graphic-properties draw:textarea-horizontal-align="justify" draw:textarea-vertical-align="middle" draw:auto-grow-height="false" fo:min-height="1.696cm" fo:min-width="2.604cm" fo:wrap-option="wrap"/>
      <style:paragraph-properties style:writing-mode="lr-tb"/>
    </style:style>
    <style:style style:name="gr17" style:family="graphic" style:parent-style-name="standard">
      <style:graphic-properties draw:stroke="none" svg:stroke-color="#000000" draw:fill="none" draw:fill-color="#ffffff" fo:min-height="3.556cm"/>
      <style:paragraph-properties style:writing-mode="lr-tb"/>
    </style:style>
    <style:style style:name="gr18"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graphic-properties draw:stroke="none" svg:stroke-color="#000000" draw:fill="none" draw:fill-color="#ffffff" fo:min-height="1.25cm"/>
      <style:paragraph-properties style:writing-mode="lr-tb"/>
    </style:style>
    <style:style style:name="gr47" style:family="graphic" style:parent-style-name="standard">
      <style:graphic-properties draw:stroke="none" draw:fill="none" fo:min-height="0.476cm"/>
      <style:paragraph-properties style:writing-mode="lr-tb"/>
    </style:style>
    <style:style style:name="gr48"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_20_2" svg:stroke-width="0.04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8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_20_2" svg:stroke-width="0.04cm" svg:stroke-color="#333333"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_20_2" svg:stroke-width="0.04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16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1">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34"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graphic-properties svg:stroke-color="#ff0000" draw:fill="solid" draw:fill-color="#ffffff" loext:fill-use-slide-background="false" draw:textarea-horizontal-align="justify" draw:textarea-vertical-align="middle" draw:auto-grow-height="false" fo:min-height="1.164cm" fo:min-width="2.86cm"/>
    </style:style>
    <style:style style:name="gr279"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fo:wrap-option="wrap" draw:shadow="hidden" draw:shadow-offset-x="0.2cm" draw:shadow-offset-y="0.2cm" draw:shadow-color="#808080"/>
    </style:style>
    <style:style style:name="gr28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1">
      <style:graphic-properties draw:stroke="solid" draw:stroke-dash="Dash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1">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1">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1">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1">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1">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1">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1">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graphic-properties draw:stroke="none" svg:stroke-color="#780373" draw:fill="none" fo:min-height="0cm"/>
      <style:paragraph-properties style:writing-mode="lr-tb"/>
    </style:style>
    <style:style style:name="gr365" style:family="graphic" style:parent-style-name="standard">
      <style:graphic-properties draw:stroke="none" svg:stroke-color="#780373" draw:fill="none" fo:min-height="0.219cm"/>
      <style:paragraph-properties style:writing-mode="lr-tb"/>
    </style:style>
    <style:style style:name="gr366" style:family="graphic" style:parent-style-name="standard">
      <style:graphic-properties draw:stroke="none" svg:stroke-color="#780373" draw:fill="none" fo:min-height="0.601cm"/>
      <style:paragraph-properties style:writing-mode="lr-tb"/>
    </style:style>
    <style:style style:name="gr367" style:family="graphic" style:parent-style-name="standard">
      <style:graphic-properties draw:stroke="none" svg:stroke-color="#780373" draw:fill="none" fo:min-height="1.385cm"/>
      <style:paragraph-properties style:writing-mode="lr-tb"/>
    </style:style>
    <style:style style:name="gr368" style:family="graphic" style:parent-style-name="standard">
      <style:graphic-properties draw:stroke="none" svg:stroke-color="#780373" draw:fill="none" fo:min-height="1.781cm"/>
      <style:paragraph-properties style:writing-mode="lr-tb"/>
    </style:style>
    <style:style style:name="P1" style:family="paragraph">
      <loext:graphic-properties draw:fill="none"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729fc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style:paragraph-properties fo:text-align="center" style:writing-mode="lr-tb"/>
    </style:style>
    <style:style style:name="P12" style:family="paragraph">
      <loext:graphic-properties draw:fill="none" draw:fill-color="#ffffff"/>
      <style:paragraph-properties style:writing-mode="lr-tb"/>
    </style:style>
    <style:style style:name="P13"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style:paragraph-properties style:writing-mode="lr-tb"/>
    </style:style>
    <style:style style:name="P15"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ffffff"/>
      <style:paragraph-properties fo:text-align="center"/>
    </style:style>
    <style:style style:name="P25"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line draw:style-name="gr1" draw:text-style-name="P1" draw:layer="layout" svg:x1="5cm" svg:y1="24.5cm" svg:x2="3.75cm" svg:y2="19.75cm">
          <text:p/>
        </draw:line>
        <draw:line draw:style-name="gr2" draw:text-style-name="P2" draw:layer="layout" svg:x1="3.5cm" svg:y1="19.5cm" svg:x2="0.75cm" svg:y2="24.25cm">
          <text:p/>
        </draw:line>
        <draw:line draw:style-name="gr3" draw:text-style-name="P2" draw:layer="layout" svg:x1="4.25cm" svg:y1="19.75cm" svg:x2="6.5cm" svg:y2="21.5cm">
          <text:p/>
        </draw:line>
        <draw:line draw:style-name="gr3" draw:text-style-name="P2" draw:layer="layout" svg:x1="4.75cm" svg:y1="9cm" svg:x2="4.75cm" svg:y2="19.75cm">
          <text:p/>
        </draw:line>
        <draw:line draw:style-name="gr4" draw:text-style-name="P2" draw:layer="layout" svg:x1="10.75cm" svg:y1="4.25cm" svg:x2="10.75cm" svg:y2="6.25cm">
          <text:p/>
        </draw:line>
        <draw:line draw:style-name="gr3" draw:text-style-name="P2" draw:layer="layout" svg:x1="9.75cm" svg:y1="6.75cm" svg:x2="5.25cm" svg:y2="8.75cm">
          <text:p/>
        </draw:line>
        <draw:line draw:style-name="gr3" draw:text-style-name="P2" draw:layer="layout" svg:x1="5.75cm" svg:y1="9.25cm" svg:x2="7.5cm" svg:y2="10.25cm">
          <text:p/>
        </draw:line>
        <draw:line draw:style-name="gr3" draw:text-style-name="P2" draw:layer="layout" svg:x1="16cm" svg:y1="9.5cm" svg:x2="16cm" svg:y2="15cm">
          <text:p/>
        </draw:line>
        <draw:line draw:style-name="gr3" draw:text-style-name="P2" draw:layer="layout" svg:x1="15.25cm" svg:y1="9cm" svg:x2="13.5cm" svg:y2="10.75cm">
          <text:p/>
        </draw:line>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5" draw:text-style-name="P3" draw:layer="layout" svg:width="1.535cm" svg:height="0.897cm" svg:x="10.92cm" svg:y="6.562cm" svg:viewBox="0 0 1536 898" svg:d="M0 898c351 0 1536-345 1536-622 0-276-128-276-256-276 0 207-1280 621-1280 898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 draw:text-style-name="P4" draw:layer="layout" svg:width="1.279cm" svg:height="1.173cm" svg:x="10.92cm" svg:y="6.286cm" svg:viewBox="0 0 1280 1174" draw:points="0,1174 0,691 1280,0 1280,484">
              <text:p/>
            </draw:polygon>
            <draw:polygon draw:style-name="gr7" draw:text-style-name="P5" draw:layer="layout" svg:width="3.199cm" svg:height="1.725cm" svg:x="9cm" svg:y="5.25cm" svg:viewBox="0 0 3200 1726" draw:points="1920,1726 0,691 1280,0 3200,1036">
              <text:p/>
            </draw:polygon>
            <draw:polygon draw:style-name="gr8" draw:text-style-name="P6" draw:layer="layout" svg:width="1.919cm" svg:height="1.518cm" svg:x="9cm" svg:y="5.941cm" svg:viewBox="0 0 1920 1519" draw:points="0,484 0,0 1920,1036 1920,1519">
              <text:p/>
            </draw:polygon>
            <draw:polygon draw:style-name="gr9" draw:text-style-name="P7" draw:layer="layout" svg:width="3.199cm" svg:height="2.209cm" svg:x="9cm" svg:y="5.25cm" svg:viewBox="0 0 3200 2210" draw:points="0,1174 0,691 1280,0 3200,1036 3200,1519 1920,2210">
              <text:p/>
            </draw:polygon>
            <draw:polygon draw:style-name="gr10" draw:text-style-name="P8" draw:layer="layout" svg:width="0.127cm" svg:height="0.275cm" svg:x="10.536cm" svg:y="6.908cm" svg:viewBox="0 0 128 276" draw:points="0,207 0,0 128,69 128,276">
              <text:p/>
            </draw:polygon>
            <draw:polygon draw:style-name="gr11" draw:text-style-name="P9" draw:layer="layout" svg:width="0.127cm" svg:height="0.275cm" svg:x="10.28cm" svg:y="6.769cm" svg:viewBox="0 0 128 276" draw:points="0,207 0,0 128,69 128,276">
              <text:p/>
            </draw:polygon>
            <draw:line draw:style-name="gr12" draw:text-style-name="P10" draw:layer="layout" svg:x1="9.128cm" svg:y1="6.148cm" svg:x2="10.152cm" svg:y2="6.701cm">
              <text:p/>
            </draw:line>
            <draw:line draw:style-name="gr13" draw:text-style-name="P10" draw:layer="layout" svg:x1="9.128cm" svg:y1="6.217cm" svg:x2="10.152cm" svg:y2="6.77cm">
              <text:p/>
            </draw:line>
            <draw:line draw:style-name="gr14" draw:text-style-name="P10" draw:layer="layout" svg:x1="9.128cm" svg:y1="6.286cm" svg:x2="10.152cm" svg:y2="6.839cm">
              <text:p/>
            </draw:line>
            <draw:line draw:style-name="gr15" draw:text-style-name="P10" draw:layer="layout" svg:x1="9.128cm" svg:y1="6.355cm" svg:x2="10.152cm" svg:y2="6.908cm">
              <text:p/>
            </draw:line>
          </draw:g>
        </draw:g>
        <draw:custom-shape draw:style-name="gr16" draw:text-style-name="P11" draw:layer="layout" svg:width="4.75cm" svg:height="3cm" svg:x="8.25cm" svg:y="1.75cm">
          <text:p text:style-name="P1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7" draw:text-style-name="P12" draw:layer="layout" svg:width="13.5cm" svg:height="3.806cm" svg:x="11.75cm" svg:y="4.75cm">
          <draw:text-box>
            <text:p>IP: 192.168.1.1/16</text:p>
            <text:p>Máscara de subred: 255.255.255.0</text:p>
          </draw:text-box>
        </draw:frame>
        <draw:line draw:style-name="gr3" draw:text-style-name="P2" draw:layer="layout" svg:x1="11.75cm" svg:y1="7cm" svg:x2="15.75cm" svg:y2="8.75cm">
          <text:p/>
        </draw:line>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18" draw:text-style-name="P3" draw:layer="layout" svg:width="1.206cm" svg:height="0.655cm" svg:x="5.543cm" svg:y="9.094cm" svg:viewBox="0 0 1207 656" svg:d="M0 656c255 0 1207-218 1207-393s-23-263-279-263c0 131-928 480-928 656z">
            <text:p/>
          </draw:path>
          <draw:g>
            <draw:polygon draw:style-name="gr19" draw:text-style-name="P6" draw:layer="layout" svg:width="2.042cm" svg:height="1.312cm" svg:x="3.5cm" svg:y="8.438cm" svg:viewBox="0 0 2043 1313" draw:points="0,350 0,0 2043,963 2043,1313">
              <text:p/>
            </draw:polygon>
            <draw:polygon draw:style-name="gr20" draw:text-style-name="P4" draw:layer="layout" svg:width="0.927cm" svg:height="0.787cm" svg:x="5.543cm" svg:y="8.963cm" svg:viewBox="0 0 928 788" draw:points="0,788 0,438 928,0 928,350">
              <text:p/>
            </draw:polygon>
            <draw:polygon draw:style-name="gr21" draw:text-style-name="P5" draw:layer="layout" svg:width="2.971cm" svg:height="1.399cm" svg:x="3.5cm" svg:y="8cm" svg:viewBox="0 0 2972 1400" draw:points="2043,1400 0,438 928,0 2972,963">
              <text:p/>
            </draw:polygon>
            <draw:polygon draw:style-name="gr22" draw:text-style-name="P9" draw:layer="layout" svg:width="0.185cm" svg:height="0.262cm" svg:x="5.264cm" svg:y="9.356cm" svg:viewBox="0 0 186 263" draw:points="0,175 0,0 186,88 186,263">
              <text:p/>
            </draw:polygon>
            <draw:polygon draw:style-name="gr23" draw:text-style-name="P7" draw:layer="layout" svg:width="2.971cm" svg:height="1.749cm" svg:x="3.5cm" svg:y="8cm" svg:viewBox="0 0 2972 1750" draw:points="0,788 0,438 928,0 2972,963 2972,1313 2043,1750">
              <text:p/>
            </draw:polygon>
            <draw:polygon draw:style-name="gr24" draw:text-style-name="P13" draw:layer="layout" svg:width="0.092cm" svg:height="0.13cm" svg:x="3.686cm" svg:y="8.656cm" svg:viewBox="0 0 93 131" draw:points="0,88 0,0 93,44 93,131">
              <text:p/>
            </draw:polygon>
            <draw:polygon draw:style-name="gr25" draw:text-style-name="P13" draw:layer="layout" svg:width="0.092cm" svg:height="0.13cm" svg:x="3.871cm" svg:y="8.744cm" svg:viewBox="0 0 93 131" draw:points="0,88 0,0 93,44 93,131">
              <text:p/>
            </draw:polygon>
            <draw:polygon draw:style-name="gr26" draw:text-style-name="P13" draw:layer="layout" svg:width="0.092cm" svg:height="0.13cm" svg:x="4.057cm" svg:y="8.831cm" svg:viewBox="0 0 93 131" draw:points="0,88 0,0 93,44 93,131">
              <text:p/>
            </draw:polygon>
            <draw:polygon draw:style-name="gr27" draw:text-style-name="P13" draw:layer="layout" svg:width="0.092cm" svg:height="0.13cm" svg:x="4.243cm" svg:y="8.919cm" svg:viewBox="0 0 93 131" draw:points="0,88 0,0 93,44 93,131">
              <text:p/>
            </draw:polygon>
            <draw:polygon draw:style-name="gr28" draw:text-style-name="P13" draw:layer="layout" svg:width="0.092cm" svg:height="0.13cm" svg:x="4.428cm" svg:y="9.006cm" svg:viewBox="0 0 93 131" draw:points="0,88 0,0 93,44 93,131">
              <text:p/>
            </draw:polygon>
            <draw:polygon draw:style-name="gr29" draw:text-style-name="P13" draw:layer="layout" svg:width="0.092cm" svg:height="0.13cm" svg:x="4.614cm" svg:y="9.094cm" svg:viewBox="0 0 93 131" draw:points="0,88 0,0 93,44 93,131">
              <text:p/>
            </draw:polygon>
            <draw:polygon draw:style-name="gr30" draw:text-style-name="P13" draw:layer="layout" svg:width="0.092cm" svg:height="0.13cm" svg:x="4.801cm" svg:y="9.181cm" svg:viewBox="0 0 93 131" draw:points="0,88 0,0 93,44 93,131">
              <text:p/>
            </draw:polygon>
            <draw:polygon draw:style-name="gr31" draw:text-style-name="P13" draw:layer="layout" svg:width="0.092cm" svg:height="0.13cm" svg:x="4.986cm" svg:y="9.269cm" svg:viewBox="0 0 93 131" draw:points="0,88 0,0 93,44 93,131">
              <text:p/>
            </draw:polygon>
          </draw:g>
        </draw:g>
        <draw:g>
          <draw:glue-point draw:id="4" svg:x="-2.142cm" svg:y="-5cm"/>
          <draw:glue-point draw:id="5" svg:x="4.143cm" svg:y="1.5cm"/>
          <draw:glue-point draw:id="6" svg:x="1.286cm" svg:y="5cm"/>
          <draw:glue-point draw:id="7" svg:x="-4.999cm" svg:y="-1.5cm"/>
          <draw:glue-point draw:id="8" svg:x="-2.427cm" svg:y="1.75cm"/>
          <draw:glue-point draw:id="9" svg:x="-4.323cm" svg:y="-1.077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31cm" svg:y="-0.474cm"/>
          <draw:glue-point draw:id="24" svg:x="-2.942cm" svg:y="0.129cm"/>
          <draw:glue-point draw:id="25" svg:x="-2.597cm" svg:y="0.431cm"/>
          <draw:glue-point draw:id="26" svg:x="-1.216cm" svg:y="1.637cm"/>
          <draw:glue-point draw:id="27" svg:x="-0.868cm" svg:y="2.241cm"/>
          <draw:path draw:style-name="gr32" draw:text-style-name="P3" draw:layer="layout" svg:width="1.206cm" svg:height="0.655cm" svg:x="16.043cm" svg:y="9.094cm" svg:viewBox="0 0 1207 656" svg:d="M0 656c255 0 1207-218 1207-393s-23-263-279-263c0 131-928 480-928 656z">
            <text:p/>
          </draw:path>
          <draw:g>
            <draw:polygon draw:style-name="gr33" draw:text-style-name="P6" draw:layer="layout" svg:width="2.042cm" svg:height="1.312cm" svg:x="14cm" svg:y="8.438cm" svg:viewBox="0 0 2043 1313" draw:points="0,350 0,0 2043,963 2043,1313">
              <text:p/>
            </draw:polygon>
            <draw:polygon draw:style-name="gr34" draw:text-style-name="P4" draw:layer="layout" svg:width="0.927cm" svg:height="0.787cm" svg:x="16.043cm" svg:y="8.963cm" svg:viewBox="0 0 928 788" draw:points="0,788 0,438 928,0 928,350">
              <text:p/>
            </draw:polygon>
            <draw:polygon draw:style-name="gr35" draw:text-style-name="P5" draw:layer="layout" svg:width="2.971cm" svg:height="1.399cm" svg:x="14cm" svg:y="8cm" svg:viewBox="0 0 2972 1400" draw:points="2043,1400 0,438 928,0 2972,963">
              <text:p/>
            </draw:polygon>
            <draw:polygon draw:style-name="gr36" draw:text-style-name="P9" draw:layer="layout" svg:width="0.185cm" svg:height="0.262cm" svg:x="15.764cm" svg:y="9.356cm" svg:viewBox="0 0 186 263" draw:points="0,175 0,0 186,88 186,263">
              <text:p/>
            </draw:polygon>
            <draw:polygon draw:style-name="gr37" draw:text-style-name="P7" draw:layer="layout" svg:width="2.971cm" svg:height="1.749cm" svg:x="14cm" svg:y="8cm" svg:viewBox="0 0 2972 1750" draw:points="0,788 0,438 928,0 2972,963 2972,1313 2043,1750">
              <text:p/>
            </draw:polygon>
            <draw:polygon draw:style-name="gr38" draw:text-style-name="P13" draw:layer="layout" svg:width="0.092cm" svg:height="0.13cm" svg:x="14.186cm" svg:y="8.656cm" svg:viewBox="0 0 93 131" draw:points="0,88 0,0 93,44 93,131">
              <text:p/>
            </draw:polygon>
            <draw:polygon draw:style-name="gr39" draw:text-style-name="P13" draw:layer="layout" svg:width="0.092cm" svg:height="0.13cm" svg:x="14.371cm" svg:y="8.744cm" svg:viewBox="0 0 93 131" draw:points="0,88 0,0 93,44 93,131">
              <text:p/>
            </draw:polygon>
            <draw:polygon draw:style-name="gr40" draw:text-style-name="P13" draw:layer="layout" svg:width="0.092cm" svg:height="0.13cm" svg:x="14.557cm" svg:y="8.831cm" svg:viewBox="0 0 93 131" draw:points="0,88 0,0 93,44 93,131">
              <text:p/>
            </draw:polygon>
            <draw:polygon draw:style-name="gr41" draw:text-style-name="P13" draw:layer="layout" svg:width="0.092cm" svg:height="0.13cm" svg:x="14.743cm" svg:y="8.919cm" svg:viewBox="0 0 93 131" draw:points="0,88 0,0 93,44 93,131">
              <text:p/>
            </draw:polygon>
            <draw:polygon draw:style-name="gr42" draw:text-style-name="P13" draw:layer="layout" svg:width="0.092cm" svg:height="0.13cm" svg:x="14.928cm" svg:y="9.006cm" svg:viewBox="0 0 93 131" draw:points="0,88 0,0 93,44 93,131">
              <text:p/>
            </draw:polygon>
            <draw:polygon draw:style-name="gr43" draw:text-style-name="P13" draw:layer="layout" svg:width="0.092cm" svg:height="0.13cm" svg:x="15.114cm" svg:y="9.094cm" svg:viewBox="0 0 93 131" draw:points="0,88 0,0 93,44 93,131">
              <text:p/>
            </draw:polygon>
            <draw:polygon draw:style-name="gr44" draw:text-style-name="P13" draw:layer="layout" svg:width="0.092cm" svg:height="0.13cm" svg:x="15.301cm" svg:y="9.181cm" svg:viewBox="0 0 93 131" draw:points="0,88 0,0 93,44 93,131">
              <text:p/>
            </draw:polygon>
            <draw:polygon draw:style-name="gr45" draw:text-style-name="P13" draw:layer="layout" svg:width="0.092cm" svg:height="0.13cm" svg:x="15.486cm" svg:y="9.269cm" svg:viewBox="0 0 93 131" draw:points="0,88 0,0 93,44 93,131">
              <text:p/>
            </draw:polygon>
          </draw:g>
        </draw:g>
        <draw:frame draw:style-name="gr46" draw:text-style-name="P12" draw:layer="layout" svg:width="5.75cm" svg:height="1.5cm" svg:x="0.25cm" svg:y="7.75cm">
          <draw:text-box>
            <text:p>IP: 192.168.1.3/16</text:p>
          </draw:text-box>
        </draw:frame>
        <draw:frame draw:style-name="gr47" draw:text-style-name="P14" draw:layer="layout" svg:width="3.393cm" svg:height="0.726cm" svg:x="16.5cm" svg:y="7.774cm">
          <draw:text-box>
            <text:p>IP: 192.168.1.2/16</text:p>
          </draw:text-box>
        </draw:frame>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48" draw:text-style-name="P3" draw:layer="layout" svg:width="0.862cm" svg:height="0.556cm" svg:x="13.764cm" svg:y="10.564cm" svg:viewBox="0 0 863 557" svg:d="M1 557c64 0 862-181 862-348s-192-209-257-209c0 42-628 251-605 557z">
            <text:p/>
          </draw:path>
          <draw:g>
            <draw:polygon draw:style-name="gr49" draw:text-style-name="P15" draw:layer="layout" svg:width="0.699cm" svg:height="0.974cm" svg:x="13.7cm" svg:y="10.168cm" svg:viewBox="0 0 700 975" draw:points="700,557 700,0 0,418 0,975">
              <text:p/>
            </draw:polygon>
            <draw:polygon draw:style-name="gr50" draw:text-style-name="P16" draw:layer="layout" svg:width="0.699cm" svg:height="0.974cm" svg:x="13cm" svg:y="10.168cm" svg:viewBox="0 0 700 975" draw:points="700,975 700,418 0,0 0,557">
              <text:p/>
            </draw:polygon>
            <draw:polygon draw:style-name="gr51" draw:text-style-name="P17" draw:layer="layout" svg:width="1.399cm" svg:height="0.835cm" svg:x="13cm" svg:y="9.75cm" svg:viewBox="0 0 1400 836" draw:points="700,836 1400,418 700,0 0,418">
              <text:p/>
            </draw:polygon>
            <draw:polygon draw:style-name="gr52" draw:text-style-name="P9" draw:layer="layout" svg:width="0.046cm" svg:height="0.083cm" svg:x="14.309cm" svg:y="10.255cm" svg:viewBox="0 0 47 84" draw:points="47,56 47,0 0,28 0,84">
              <text:p/>
            </draw:polygon>
            <draw:polygon draw:style-name="gr53" draw:text-style-name="P16" draw:layer="layout" svg:width="0.466cm" svg:height="0.278cm" svg:x="13.7cm" svg:y="9.889cm" svg:viewBox="0 0 467 279" draw:points="467,279 0,0 0,111">
              <text:p/>
            </draw:polygon>
            <draw:polygon draw:style-name="gr54" draw:text-style-name="P15" draw:layer="layout" svg:width="0.466cm" svg:height="0.333cm" svg:x="13.234cm" svg:y="9.889cm" svg:viewBox="0 0 467 334" draw:points="467,111 467,0 0,279 93,334">
              <text:p/>
            </draw:polygon>
            <draw:line draw:style-name="gr55" draw:text-style-name="P18" draw:layer="layout" svg:x1="13.28cm" svg:y1="10.196cm" svg:x2="13.653cm" svg:y2="9.973cm">
              <text:p/>
            </draw:line>
            <draw:polygon draw:style-name="gr56" draw:text-style-name="P16" draw:layer="layout" svg:width="0.466cm" svg:height="0.264cm" svg:x="13.817cm" svg:y="10.725cm" svg:viewBox="0 0 467 265" draw:points="467,195 0,0 0,111 467,265">
              <text:p/>
            </draw:polygon>
            <draw:polygon draw:style-name="gr57" draw:text-style-name="P7" draw:layer="layout" svg:width="0.933cm" svg:height="0.556cm" svg:x="13.233cm" svg:y="9.889cm" svg:viewBox="0 0 934 557" draw:points="934,279 467,0 0,279 467,557">
              <text:p/>
            </draw:polygon>
            <draw:polygon draw:style-name="gr58" draw:text-style-name="P15" draw:layer="layout" svg:width="0.466cm" svg:height="0.347cm" svg:x="14.283cm" svg:y="10.642cm" svg:viewBox="0 0 467 348" draw:points="467,70 467,0 0,279 0,348">
              <text:p/>
            </draw:polygon>
            <draw:polyline draw:style-name="gr59" draw:text-style-name="P18" draw:layer="layout" svg:width="0.466cm" svg:height="0.319cm" svg:x="13.817cm" svg:y="10.391cm" svg:viewBox="0 0 467 320" draw:points="467,56 467,0 0,279 0,320">
              <text:p/>
            </draw:polyline>
            <draw:polygon draw:style-name="gr60" draw:text-style-name="P17" draw:layer="layout" svg:width="0.933cm" svg:height="0.473cm" svg:x="13.816cm" svg:y="10.447cm" svg:viewBox="0 0 934 474" draw:points="467,474 934,195 467,0 0,279">
              <text:p/>
            </draw:polygon>
            <draw:path draw:style-name="gr61" draw:text-style-name="P19" draw:layer="layout" svg:width="0.839cm" svg:height="0.403cm" svg:x="13.886cm" svg:y="10.488cm" svg:viewBox="0 0 840 404" svg:d="M514 404c92-56 233-139 326-195-116-70-350-167-513-209-94 56-210 125-327 195 140 42 373 139 514 209z">
              <text:p/>
            </draw:path>
            <draw:polygon draw:style-name="gr62" draw:text-style-name="P7" draw:layer="layout" svg:width="1.749cm" svg:height="1.392cm" svg:x="13cm" svg:y="9.75cm" svg:viewBox="0 0 1750 1393" draw:points="1400,752 1400,418 700,0 0,418 0,975 700,1393 1073,1170 1283,1240 1750,961 1750,892">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63" draw:text-style-name="P3" draw:layer="layout" svg:width="0.723cm" svg:height="0.424cm" svg:x="16.722cm" svg:y="17.115cm" svg:viewBox="0 0 724 425" svg:d="M0 425c181 0 724-141 724-248 0-106-18-177-198-177 0 106-529 106-526 425z">
              <text:p/>
            </draw:path>
            <draw:g>
              <draw:polygon draw:style-name="gr64" draw:text-style-name="P6" draw:layer="layout" svg:width="0.329cm" svg:height="0.354cm" svg:x="16.456cm" svg:y="17.186cm" svg:viewBox="0 0 330 355" draw:points="0,213 66,0 330,142 264,355">
                <text:p/>
              </draw:polygon>
              <draw:polygon draw:style-name="gr65" draw:text-style-name="P5" draw:layer="layout" svg:width="0.725cm" svg:height="0.389cm" svg:x="16.522cm" svg:y="16.938cm" svg:viewBox="0 0 726 390" draw:points="0,248 132,142 330,35 462,0 726,142 594,177 396,284 264,390">
                <text:p/>
              </draw:polygon>
              <draw:path draw:style-name="gr66" draw:text-style-name="P20" draw:layer="layout" svg:width="0.593cm" svg:height="0.46cm" svg:x="16.72cm" svg:y="17.079cm" svg:viewBox="0 0 594 461" svg:d="M594 142c0-213-132-142-264-71s-264 71-330 390c0 0 264-142 594-319z">
                <text:p/>
              </draw:path>
              <draw:path draw:style-name="gr67" draw:text-style-name="P7" draw:layer="layout" svg:width="0.857cm" svg:height="0.602cm" svg:x="16.456cm" svg:y="16.938cm" svg:viewBox="0 0 858 603" svg:d="M528 0c-132 35-132 35-264 106-66 36-198 71-264 355 132 71 132 71 264 142 76-32 462-248 594-319 0-178-132-178-330-284z">
                <text:p/>
              </draw:path>
            </draw:g>
          </draw:g>
          <draw:g>
            <draw:path draw:style-name="gr68" draw:text-style-name="P3" draw:layer="layout" svg:width="1.187cm" svg:height="0.85cm" svg:x="16.126cm" svg:y="15.412cm" svg:viewBox="0 0 1188 851" svg:d="M4 851c181 0 1184-35 1184-355 0-319-344-496-526-496 0 106-724 71-658 851z">
              <text:p/>
            </draw:path>
            <draw:g>
              <draw:polygon draw:style-name="gr69" draw:text-style-name="P6" draw:layer="layout" svg:width="0.659cm" svg:height="0.495cm" svg:x="15.466cm" svg:y="15.767cm" svg:viewBox="0 0 660 496" draw:points="0,142 0,0 660,355 660,496">
                <text:p/>
              </draw:polygon>
              <draw:polygon draw:style-name="gr70" draw:text-style-name="P6" draw:layer="layout" svg:width="0.659cm" svg:height="0.602cm" svg:x="15.994cm" svg:y="15.235cm" svg:viewBox="0 0 660 603" draw:points="0,248 0,0 660,355 660,603">
                <text:p/>
              </draw:polygon>
              <draw:polygon draw:style-name="gr71" draw:text-style-name="P5" draw:layer="layout" svg:width="1.187cm" svg:height="0.637cm" svg:x="15.466cm" svg:y="15.483cm" svg:viewBox="0 0 1188 638" draw:points="0,284 528,0 1188,355 660,638">
                <text:p/>
              </draw:polygon>
              <draw:line draw:style-name="gr72" draw:text-style-name="P18" draw:layer="layout" svg:x1="15.994cm" svg:y1="15.483cm" svg:x2="16.654cm" svg:y2="15.838cm">
                <text:p/>
              </draw:line>
              <draw:polygon draw:style-name="gr73" draw:text-style-name="P20" draw:layer="layout" svg:width="0.659cm" svg:height="0.602cm" svg:x="16.126cm" svg:y="15.66cm" svg:viewBox="0 0 660 603" draw:points="0,603 0,461 528,177 528,0 660,71 660,248">
                <text:p/>
              </draw:polygon>
              <draw:polygon draw:style-name="gr74" draw:text-style-name="P6" draw:layer="layout" svg:width="2.111cm" svg:height="2.695cm" svg:x="14.74cm" svg:y="13.071cm" svg:viewBox="0 0 2112 2696" draw:points="0,1561 0,0 2112,1135 2112,2696">
                <text:p/>
              </draw:polygon>
              <draw:polygon draw:style-name="gr75" draw:text-style-name="P21" draw:layer="layout" svg:width="1.979cm" svg:height="2.482cm" svg:x="14.806cm" svg:y="13.177cm" svg:viewBox="0 0 1980 2483" draw:points="0,1419 0,0 1980,1064 1980,2483">
                <text:p/>
              </draw:polygon>
              <draw:polygon draw:style-name="gr76" draw:text-style-name="P5" draw:layer="layout" svg:width="2.243cm" svg:height="1.205cm" svg:x="14.74cm" svg:y="13cm" svg:viewBox="0 0 2244 1206" draw:points="2112,1206 0,71 132,0 2244,1135">
                <text:p/>
              </draw:polygon>
              <draw:polygon draw:style-name="gr77" draw:text-style-name="P20" draw:layer="layout" svg:width="0.131cm" svg:height="1.631cm" svg:x="16.852cm" svg:y="14.135cm" svg:viewBox="0 0 132 1632" draw:points="0,1632 0,71 132,0 132,1561">
                <text:p/>
              </draw:polygon>
              <draw:polygon draw:style-name="gr78" draw:text-style-name="P7" draw:layer="layout" svg:width="2.243cm" svg:height="3.263cm" svg:x="14.74cm" svg:y="13cm" svg:viewBox="0 0 2244 3264" draw:points="132,0 2244,1135 2244,2696 2112,2767 2046,2731 2046,2909 1386,3264 726,2909 726,2767 1254,2483 1254,2306 0,1632 0,71">
                <text:p/>
              </draw:polygon>
            </draw:g>
          </draw:g>
          <draw:g>
            <draw:path draw:style-name="gr79" draw:text-style-name="P3" draw:layer="layout" svg:width="0.859cm" svg:height="0.424cm" svg:x="15.86cm" svg:y="16.725cm" svg:viewBox="0 0 860 425" svg:d="M5 425c181 0 855-177 855-283 0-107-17-142-198-142 0 106-726 71-657 425z">
              <text:p/>
            </draw:path>
            <draw:g>
              <draw:polygon draw:style-name="gr80" draw:text-style-name="P5" draw:layer="layout" svg:width="2.837cm" svg:height="1.525cm" svg:x="13.75cm" svg:y="15.518cm" svg:viewBox="0 0 2838 1526" draw:points="2112,1526 0,390 726,0 2838,1135">
                <text:p/>
              </draw:polygon>
              <draw:polygon draw:style-name="gr81" draw:text-style-name="P22" draw:layer="layout" svg:width="1.913cm" svg:height="1.028cm" svg:x="13.948cm" svg:y="15.625cm" svg:viewBox="0 0 1914 1029" draw:points="0,284 528,0 1914,745 1386,1029">
                <text:p/>
              </draw:polygon>
              <draw:polygon draw:style-name="gr82" draw:text-style-name="P22" draw:layer="layout" svg:width="0.923cm" svg:height="0.495cm" svg:x="15.466cm" svg:y="16.441cm" svg:viewBox="0 0 924 496" draw:points="0,284 528,0 924,213 396,496">
                <text:p/>
              </draw:polygon>
              <draw:polygon draw:style-name="gr83" draw:text-style-name="P20" draw:layer="layout" svg:width="0.725cm" svg:height="0.531cm" svg:x="15.862cm" svg:y="16.654cm" svg:viewBox="0 0 726 532" draw:points="0,532 0,390 726,0 726,142">
                <text:p/>
              </draw:polygon>
              <draw:line draw:style-name="gr84" draw:text-style-name="P18" draw:layer="layout" svg:x1="14.08cm" svg:y1="15.838cm" svg:x2="15.466cm" svg:y2="16.583cm">
                <text:p/>
              </draw:line>
              <draw:line draw:style-name="gr85" draw:text-style-name="P18" draw:layer="layout" svg:x1="14.212cm" svg:y1="15.767cm" svg:x2="15.598cm" svg:y2="16.512cm">
                <text:p/>
              </draw:line>
              <draw:line draw:style-name="gr86" draw:text-style-name="P18" draw:layer="layout" svg:x1="14.344cm" svg:y1="15.696cm" svg:x2="15.73cm" svg:y2="16.441cm">
                <text:p/>
              </draw:line>
              <draw:line draw:style-name="gr87" draw:text-style-name="P18" draw:layer="layout" svg:x1="15.598cm" svg:y1="16.37cm" svg:x2="15.73cm" svg:y2="16.299cm">
                <text:p/>
              </draw:line>
              <draw:line draw:style-name="gr88" draw:text-style-name="P18" draw:layer="layout" svg:x1="15.466cm" svg:y1="16.299cm" svg:x2="15.598cm" svg:y2="16.228cm">
                <text:p/>
              </draw:line>
              <draw:line draw:style-name="gr89" draw:text-style-name="P18" draw:layer="layout" svg:x1="15.334cm" svg:y1="16.228cm" svg:x2="15.466cm" svg:y2="16.157cm">
                <text:p/>
              </draw:line>
              <draw:line draw:style-name="gr90" draw:text-style-name="P18" draw:layer="layout" svg:x1="15.4cm" svg:y1="16.406cm" svg:x2="15.532cm" svg:y2="16.335cm">
                <text:p/>
              </draw:line>
              <draw:line draw:style-name="gr91" draw:text-style-name="P18" draw:layer="layout" svg:x1="15.268cm" svg:y1="16.335cm" svg:x2="15.4cm" svg:y2="16.264cm">
                <text:p/>
              </draw:line>
              <draw:line draw:style-name="gr92" draw:text-style-name="P18" draw:layer="layout" svg:x1="15.136cm" svg:y1="16.264cm" svg:x2="15.268cm" svg:y2="16.193cm">
                <text:p/>
              </draw:line>
              <draw:line draw:style-name="gr93" draw:text-style-name="P18" draw:layer="layout" svg:x1="15.202cm" svg:y1="16.157cm" svg:x2="15.334cm" svg:y2="16.086cm">
                <text:p/>
              </draw:line>
              <draw:line draw:style-name="gr94" draw:text-style-name="P18" draw:layer="layout" svg:x1="15.004cm" svg:y1="16.193cm" svg:x2="15.136cm" svg:y2="16.122cm">
                <text:p/>
              </draw:line>
              <draw:line draw:style-name="gr95" draw:text-style-name="P18" draw:layer="layout" svg:x1="15.07cm" svg:y1="16.086cm" svg:x2="15.202cm" svg:y2="16.015cm">
                <text:p/>
              </draw:line>
              <draw:line draw:style-name="gr96" draw:text-style-name="P18" draw:layer="layout" svg:x1="14.938cm" svg:y1="16.015cm" svg:x2="15.07cm" svg:y2="15.944cm">
                <text:p/>
              </draw:line>
              <draw:line draw:style-name="gr97" draw:text-style-name="P18" draw:layer="layout" svg:x1="14.806cm" svg:y1="15.944cm" svg:x2="14.938cm" svg:y2="15.873cm">
                <text:p/>
              </draw:line>
              <draw:line draw:style-name="gr98" draw:text-style-name="P18" draw:layer="layout" svg:x1="14.872cm" svg:y1="16.122cm" svg:x2="15.004cm" svg:y2="16.051cm">
                <text:p/>
              </draw:line>
              <draw:line draw:style-name="gr99" draw:text-style-name="P18" draw:layer="layout" svg:x1="14.74cm" svg:y1="16.051cm" svg:x2="14.872cm" svg:y2="15.98cm">
                <text:p/>
              </draw:line>
              <draw:line draw:style-name="gr100" draw:text-style-name="P18" draw:layer="layout" svg:x1="14.608cm" svg:y1="15.98cm" svg:x2="14.74cm" svg:y2="15.909cm">
                <text:p/>
              </draw:line>
              <draw:line draw:style-name="gr101" draw:text-style-name="P18" draw:layer="layout" svg:x1="14.674cm" svg:y1="15.873cm" svg:x2="14.806cm" svg:y2="15.802cm">
                <text:p/>
              </draw:line>
              <draw:line draw:style-name="gr102" draw:text-style-name="P18" draw:layer="layout" svg:x1="14.476cm" svg:y1="15.909cm" svg:x2="14.608cm" svg:y2="15.838cm">
                <text:p/>
              </draw:line>
              <draw:line draw:style-name="gr103" draw:text-style-name="P18" draw:layer="layout" svg:x1="14.542cm" svg:y1="15.802cm" svg:x2="14.674cm" svg:y2="15.731cm">
                <text:p/>
              </draw:line>
              <draw:line draw:style-name="gr104" draw:text-style-name="P18" draw:layer="layout" svg:x1="14.41cm" svg:y1="15.731cm" svg:x2="14.542cm" svg:y2="15.66cm">
                <text:p/>
              </draw:line>
              <draw:line draw:style-name="gr105" draw:text-style-name="P18" draw:layer="layout" svg:x1="14.344cm" svg:y1="15.838cm" svg:x2="14.476cm" svg:y2="15.767cm">
                <text:p/>
              </draw:line>
              <draw:line draw:style-name="gr106" draw:text-style-name="P18" draw:layer="layout" svg:x1="15.202cm" svg:y1="16.441cm" svg:x2="15.334cm" svg:y2="16.37cm">
                <text:p/>
              </draw:line>
              <draw:line draw:style-name="gr107" draw:text-style-name="P18" draw:layer="layout" svg:x1="15.07cm" svg:y1="16.37cm" svg:x2="15.202cm" svg:y2="16.299cm">
                <text:p/>
              </draw:line>
              <draw:line draw:style-name="gr108" draw:text-style-name="P18" draw:layer="layout" svg:x1="14.938cm" svg:y1="16.299cm" svg:x2="15.07cm" svg:y2="16.228cm">
                <text:p/>
              </draw:line>
              <draw:line draw:style-name="gr109" draw:text-style-name="P18" draw:layer="layout" svg:x1="14.872cm" svg:y1="16.406cm" svg:x2="15.004cm" svg:y2="16.335cm">
                <text:p/>
              </draw:line>
              <draw:line draw:style-name="gr110" draw:text-style-name="P18" draw:layer="layout" svg:x1="14.74cm" svg:y1="16.335cm" svg:x2="14.872cm" svg:y2="16.264cm">
                <text:p/>
              </draw:line>
              <draw:line draw:style-name="gr111" draw:text-style-name="P18" draw:layer="layout" svg:x1="14.806cm" svg:y1="16.228cm" svg:x2="14.938cm" svg:y2="16.157cm">
                <text:p/>
              </draw:line>
              <draw:line draw:style-name="gr112" draw:text-style-name="P18" draw:layer="layout" svg:x1="14.674cm" svg:y1="16.157cm" svg:x2="14.806cm" svg:y2="16.086cm">
                <text:p/>
              </draw:line>
              <draw:line draw:style-name="gr113" draw:text-style-name="P18" draw:layer="layout" svg:x1="14.542cm" svg:y1="16.086cm" svg:x2="14.674cm" svg:y2="16.015cm">
                <text:p/>
              </draw:line>
              <draw:line draw:style-name="gr114" draw:text-style-name="P18" draw:layer="layout" svg:x1="14.41cm" svg:y1="16.015cm" svg:x2="14.542cm" svg:y2="15.944cm">
                <text:p/>
              </draw:line>
              <draw:line draw:style-name="gr115" draw:text-style-name="P18" draw:layer="layout" svg:x1="14.212cm" svg:y1="16.051cm" svg:x2="14.344cm" svg:y2="15.98cm">
                <text:p/>
              </draw:line>
              <draw:line draw:style-name="gr116" draw:text-style-name="P18" draw:layer="layout" svg:x1="14.278cm" svg:y1="15.944cm" svg:x2="14.41cm" svg:y2="15.873cm">
                <text:p/>
              </draw:line>
              <draw:line draw:style-name="gr117" draw:text-style-name="P18" draw:layer="layout" svg:x1="14.08cm" svg:y1="15.98cm" svg:x2="14.212cm" svg:y2="15.909cm">
                <text:p/>
              </draw:line>
              <draw:line draw:style-name="gr118" draw:text-style-name="P18" draw:layer="layout" svg:x1="15.136cm" svg:y1="16.548cm" svg:x2="15.268cm" svg:y2="16.477cm">
                <text:p/>
              </draw:line>
              <draw:line draw:style-name="gr119" draw:text-style-name="P18" draw:layer="layout" svg:x1="15.004cm" svg:y1="16.477cm" svg:x2="15.136cm" svg:y2="16.406cm">
                <text:p/>
              </draw:line>
              <draw:line draw:style-name="gr120" draw:text-style-name="P18" draw:layer="layout" svg:x1="15.598cm" svg:y1="16.796cm" svg:x2="16.126cm" svg:y2="16.512cm">
                <text:p/>
              </draw:line>
              <draw:line draw:style-name="gr121" draw:text-style-name="P18" draw:layer="layout" svg:x1="15.73cm" svg:y1="16.867cm" svg:x2="16.258cm" svg:y2="16.583cm">
                <text:p/>
              </draw:line>
              <draw:line draw:style-name="gr122" draw:text-style-name="P18" draw:layer="layout" svg:x1="15.862cm" svg:y1="16.512cm" svg:x2="16.258cm" svg:y2="16.725cm">
                <text:p/>
              </draw:line>
              <draw:line draw:style-name="gr123" draw:text-style-name="P18" draw:layer="layout" svg:x1="15.73cm" svg:y1="16.583cm" svg:x2="16.126cm" svg:y2="16.796cm">
                <text:p/>
              </draw:line>
              <draw:line draw:style-name="gr124" draw:text-style-name="P18" draw:layer="layout" svg:x1="15.598cm" svg:y1="16.654cm" svg:x2="15.862cm" svg:y2="16.796cm">
                <text:p/>
              </draw:line>
              <draw:polygon draw:style-name="gr125" draw:text-style-name="P6" draw:layer="layout" svg:width="2.111cm" svg:height="1.276cm" svg:x="13.75cm" svg:y="15.909cm" svg:viewBox="0 0 2112 1277" draw:points="0,142 0,0 2112,1135 2112,1277">
                <text:p/>
              </draw:polygon>
              <draw:polygon draw:style-name="gr126" draw:text-style-name="P7" draw:layer="layout" svg:width="2.837cm" svg:height="1.666cm" svg:x="13.75cm" svg:y="15.518cm" svg:viewBox="0 0 2838 1667" draw:points="726,0 2838,1135 2838,1277 2112,1667 0,532 0,390">
                <text:p/>
              </draw:polygon>
            </draw:g>
          </draw:g>
        </draw:g>
        <draw:g>
          <draw:glue-point draw:id="4" svg:x="0.487cm" svg:y="-5cm"/>
          <draw:glue-point draw:id="5" svg:x="2.194cm" svg:y="-3.6cm"/>
          <draw:glue-point draw:id="6" svg:x="4.145cm" svg:y="-1.9cm"/>
          <draw:glue-point draw:id="7" svg:x="4.145cm" svg:y="-0.1cm"/>
          <draw:glue-point draw:id="8" svg:x="4.145cm" svg:y="2cm"/>
          <draw:glue-point draw:id="9" svg:x="2.56cm" svg:y="3.3cm"/>
          <draw:glue-point draw:id="10" svg:x="0.487cm" svg:y="5cm"/>
          <draw:glue-point draw:id="11" svg:x="-3.171cm" svg:y="-0.2cm"/>
          <draw:glue-point draw:id="12" svg:x="-3.171cm" svg:y="-2cm"/>
          <draw:glue-point draw:id="13" svg:x="-1.342cm" svg:y="-3.5cm"/>
          <draw:path draw:style-name="gr127" draw:text-style-name="P3" draw:layer="layout" svg:width="0.953cm" svg:height="0.599cm" svg:x="7.911cm" svg:y="10.127cm" svg:viewBox="0 0 954 600" svg:d="M1 600c71 0 953-195 953-375s-213-225-284-225c0 45-695 270-669 600z">
            <text:p/>
          </draw:path>
          <draw:g>
            <draw:polygon draw:style-name="gr128" draw:text-style-name="P15" draw:layer="layout" svg:width="0.772cm" svg:height="1.049cm" svg:x="7.841cm" svg:y="9.7cm" svg:viewBox="0 0 773 1050" draw:points="773,600 773,0 0,450 0,1050">
              <text:p/>
            </draw:polygon>
            <draw:polygon draw:style-name="gr129" draw:text-style-name="P16" draw:layer="layout" svg:width="0.772cm" svg:height="1.049cm" svg:x="7.067cm" svg:y="9.7cm" svg:viewBox="0 0 773 1050" draw:points="773,1050 773,450 0,0 0,600">
              <text:p/>
            </draw:polygon>
            <draw:polygon draw:style-name="gr130" draw:text-style-name="P17" draw:layer="layout" svg:width="1.545cm" svg:height="0.899cm" svg:x="7.067cm" svg:y="9.25cm" svg:viewBox="0 0 1546 900" draw:points="773,900 1546,450 773,0 0,450">
              <text:p/>
            </draw:polygon>
            <draw:polygon draw:style-name="gr131" draw:text-style-name="P9" draw:layer="layout" svg:width="0.051cm" svg:height="0.089cm" svg:x="8.513cm" svg:y="9.793cm" svg:viewBox="0 0 52 90" draw:points="52,60 52,0 0,30 0,90">
              <text:p/>
            </draw:polygon>
            <draw:polygon draw:style-name="gr132" draw:text-style-name="P16" draw:layer="layout" svg:width="0.515cm" svg:height="0.299cm" svg:x="7.841cm" svg:y="9.4cm" svg:viewBox="0 0 516 300" draw:points="516,300 0,0 0,120">
              <text:p/>
            </draw:polygon>
            <draw:polygon draw:style-name="gr133" draw:text-style-name="P15" draw:layer="layout" svg:width="0.515cm" svg:height="0.359cm" svg:x="7.325cm" svg:y="9.4cm" svg:viewBox="0 0 516 360" draw:points="516,120 516,0 0,300 103,360">
              <text:p/>
            </draw:polygon>
            <draw:line draw:style-name="gr134" draw:text-style-name="P18" draw:layer="layout" svg:x1="7.376cm" svg:y1="9.73cm" svg:x2="7.788cm" svg:y2="9.49cm">
              <text:p/>
            </draw:line>
            <draw:polygon draw:style-name="gr135" draw:text-style-name="P16" draw:layer="layout" svg:width="0.515cm" svg:height="0.284cm" svg:x="7.969cm" svg:y="10.3cm" svg:viewBox="0 0 516 285" draw:points="516,210 0,0 0,120 516,285">
              <text:p/>
            </draw:polygon>
            <draw:polygon draw:style-name="gr136" draw:text-style-name="P7" draw:layer="layout" svg:width="1.03cm" svg:height="0.599cm" svg:x="7.324cm" svg:y="9.4cm" svg:viewBox="0 0 1031 600" draw:points="1031,300 516,0 0,300 516,600">
              <text:p/>
            </draw:polygon>
            <draw:polygon draw:style-name="gr137" draw:text-style-name="P15" draw:layer="layout" svg:width="0.515cm" svg:height="0.374cm" svg:x="8.484cm" svg:y="10.21cm" svg:viewBox="0 0 516 375" draw:points="516,75 516,0 0,300 0,375">
              <text:p/>
            </draw:polygon>
            <draw:polyline draw:style-name="gr138" draw:text-style-name="P18" draw:layer="layout" svg:width="0.515cm" svg:height="0.344cm" svg:x="7.969cm" svg:y="9.94cm" svg:viewBox="0 0 516 345" draw:points="516,60 516,0 0,300 0,345">
              <text:p/>
            </draw:polyline>
            <draw:polygon draw:style-name="gr139" draw:text-style-name="P17" draw:layer="layout" svg:width="1.03cm" svg:height="0.509cm" svg:x="7.969cm" svg:y="10cm" svg:viewBox="0 0 1031 510" draw:points="516,510 1031,210 516,0 0,300">
              <text:p/>
            </draw:polygon>
            <draw:path draw:style-name="gr140" draw:text-style-name="P19" draw:layer="layout" svg:width="0.927cm" svg:height="0.434cm" svg:x="8.046cm" svg:y="10.045cm" svg:viewBox="0 0 928 435" svg:d="M567 435c103-60 258-150 361-210-129-75-387-180-567-225-104 60-232 135-361 210 155 45 412 150 567 225z">
              <text:p/>
            </draw:path>
            <draw:polygon draw:style-name="gr141" draw:text-style-name="P7" draw:layer="layout" svg:width="1.932cm" svg:height="1.499cm" svg:x="7.067cm" svg:y="9.25cm" svg:viewBox="0 0 1933 1500" draw:points="1546,810 1546,450 773,0 0,450 0,1050 773,1500 1185,1260 1417,1335 1933,1035 1933,960">
              <text:p/>
            </draw:polygon>
          </draw:g>
        </draw:g>
        <draw:line draw:style-name="gr3" draw:text-style-name="P2" draw:layer="layout" svg:x1="4.25cm" svg:y1="9cm" svg:x2="3cm" svg:y2="10.5cm">
          <text:p/>
        </draw:lin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42" draw:text-style-name="P3" draw:layer="layout" svg:width="0.723cm" svg:height="0.424cm" svg:x="3.276cm" svg:y="13.365cm" svg:viewBox="0 0 724 425" svg:d="M0 425c181 0 724-141 724-248 0-106-18-177-198-177 0 106-529 106-526 425z">
              <text:p/>
            </draw:path>
            <draw:g>
              <draw:polygon draw:style-name="gr143" draw:text-style-name="P6" draw:layer="layout" svg:width="0.329cm" svg:height="0.354cm" svg:x="3.01cm" svg:y="13.436cm" svg:viewBox="0 0 330 355" draw:points="0,213 66,0 330,142 264,355">
                <text:p/>
              </draw:polygon>
              <draw:polygon draw:style-name="gr144" draw:text-style-name="P5" draw:layer="layout" svg:width="0.725cm" svg:height="0.389cm" svg:x="3.076cm" svg:y="13.188cm" svg:viewBox="0 0 726 390" draw:points="0,248 132,142 330,35 462,0 726,142 594,177 396,284 264,390">
                <text:p/>
              </draw:polygon>
              <draw:path draw:style-name="gr145" draw:text-style-name="P20" draw:layer="layout" svg:width="0.593cm" svg:height="0.46cm" svg:x="3.274cm" svg:y="13.329cm" svg:viewBox="0 0 594 461" svg:d="M594 142c0-213-132-142-264-71s-264 71-330 390c0 0 264-142 594-319z">
                <text:p/>
              </draw:path>
              <draw:path draw:style-name="gr146" draw:text-style-name="P7" draw:layer="layout" svg:width="0.857cm" svg:height="0.602cm" svg:x="3.01cm" svg:y="13.188cm" svg:viewBox="0 0 858 603" svg:d="M528 0c-132 35-132 35-264 106-66 36-198 71-264 355 132 71 132 71 264 142 76-32 462-248 594-319 0-178-132-178-330-284z">
                <text:p/>
              </draw:path>
            </draw:g>
          </draw:g>
          <draw:g>
            <draw:path draw:style-name="gr147" draw:text-style-name="P3" draw:layer="layout" svg:width="1.187cm" svg:height="0.85cm" svg:x="2.68cm" svg:y="11.662cm" svg:viewBox="0 0 1188 851" svg:d="M4 851c181 0 1184-35 1184-355 0-319-344-496-526-496 0 106-724 71-658 851z">
              <text:p/>
            </draw:path>
            <draw:g>
              <draw:polygon draw:style-name="gr148" draw:text-style-name="P6" draw:layer="layout" svg:width="0.659cm" svg:height="0.495cm" svg:x="2.02cm" svg:y="12.017cm" svg:viewBox="0 0 660 496" draw:points="0,142 0,0 660,355 660,496">
                <text:p/>
              </draw:polygon>
              <draw:polygon draw:style-name="gr149" draw:text-style-name="P6" draw:layer="layout" svg:width="0.659cm" svg:height="0.602cm" svg:x="2.548cm" svg:y="11.485cm" svg:viewBox="0 0 660 603" draw:points="0,248 0,0 660,355 660,603">
                <text:p/>
              </draw:polygon>
              <draw:polygon draw:style-name="gr150" draw:text-style-name="P5" draw:layer="layout" svg:width="1.187cm" svg:height="0.637cm" svg:x="2.02cm" svg:y="11.733cm" svg:viewBox="0 0 1188 638" draw:points="0,284 528,0 1188,355 660,638">
                <text:p/>
              </draw:polygon>
              <draw:line draw:style-name="gr151" draw:text-style-name="P18" draw:layer="layout" svg:x1="2.548cm" svg:y1="11.733cm" svg:x2="3.208cm" svg:y2="12.088cm">
                <text:p/>
              </draw:line>
              <draw:polygon draw:style-name="gr152" draw:text-style-name="P20" draw:layer="layout" svg:width="0.659cm" svg:height="0.602cm" svg:x="2.68cm" svg:y="11.91cm" svg:viewBox="0 0 660 603" draw:points="0,603 0,461 528,177 528,0 660,71 660,248">
                <text:p/>
              </draw:polygon>
              <draw:polygon draw:style-name="gr153" draw:text-style-name="P6" draw:layer="layout" svg:width="2.111cm" svg:height="2.695cm" svg:x="1.294cm" svg:y="9.321cm" svg:viewBox="0 0 2112 2696" draw:points="0,1561 0,0 2112,1135 2112,2696">
                <text:p/>
              </draw:polygon>
              <draw:polygon draw:style-name="gr154" draw:text-style-name="P21" draw:layer="layout" svg:width="1.979cm" svg:height="2.482cm" svg:x="1.36cm" svg:y="9.427cm" svg:viewBox="0 0 1980 2483" draw:points="0,1419 0,0 1980,1064 1980,2483">
                <text:p/>
              </draw:polygon>
              <draw:polygon draw:style-name="gr155" draw:text-style-name="P5" draw:layer="layout" svg:width="2.243cm" svg:height="1.205cm" svg:x="1.294cm" svg:y="9.25cm" svg:viewBox="0 0 2244 1206" draw:points="2112,1206 0,71 132,0 2244,1135">
                <text:p/>
              </draw:polygon>
              <draw:polygon draw:style-name="gr156" draw:text-style-name="P20" draw:layer="layout" svg:width="0.131cm" svg:height="1.631cm" svg:x="3.406cm" svg:y="10.385cm" svg:viewBox="0 0 132 1632" draw:points="0,1632 0,71 132,0 132,1561">
                <text:p/>
              </draw:polygon>
              <draw:polygon draw:style-name="gr157" draw:text-style-name="P7" draw:layer="layout" svg:width="2.243cm" svg:height="3.263cm" svg:x="1.294cm" svg:y="9.25cm" svg:viewBox="0 0 2244 3264" draw:points="132,0 2244,1135 2244,2696 2112,2767 2046,2731 2046,2909 1386,3264 726,2909 726,2767 1254,2483 1254,2306 0,1632 0,71">
                <text:p/>
              </draw:polygon>
            </draw:g>
          </draw:g>
          <draw:g>
            <draw:path draw:style-name="gr158" draw:text-style-name="P3" draw:layer="layout" svg:width="0.859cm" svg:height="0.424cm" svg:x="2.414cm" svg:y="12.975cm" svg:viewBox="0 0 860 425" svg:d="M5 425c181 0 855-177 855-283 0-107-17-142-198-142 0 106-726 71-657 425z">
              <text:p/>
            </draw:path>
            <draw:g>
              <draw:polygon draw:style-name="gr159" draw:text-style-name="P5" draw:layer="layout" svg:width="2.837cm" svg:height="1.525cm" svg:x="0.304cm" svg:y="11.768cm" svg:viewBox="0 0 2838 1526" draw:points="2112,1526 0,390 726,0 2838,1135">
                <text:p/>
              </draw:polygon>
              <draw:polygon draw:style-name="gr160" draw:text-style-name="P22" draw:layer="layout" svg:width="1.913cm" svg:height="1.028cm" svg:x="0.502cm" svg:y="11.875cm" svg:viewBox="0 0 1914 1029" draw:points="0,284 528,0 1914,745 1386,1029">
                <text:p/>
              </draw:polygon>
              <draw:polygon draw:style-name="gr161" draw:text-style-name="P22" draw:layer="layout" svg:width="0.923cm" svg:height="0.495cm" svg:x="2.02cm" svg:y="12.691cm" svg:viewBox="0 0 924 496" draw:points="0,284 528,0 924,213 396,496">
                <text:p/>
              </draw:polygon>
              <draw:polygon draw:style-name="gr162" draw:text-style-name="P20" draw:layer="layout" svg:width="0.725cm" svg:height="0.531cm" svg:x="2.416cm" svg:y="12.904cm" svg:viewBox="0 0 726 532" draw:points="0,532 0,390 726,0 726,142">
                <text:p/>
              </draw:polygon>
              <draw:line draw:style-name="gr163" draw:text-style-name="P18" draw:layer="layout" svg:x1="0.634cm" svg:y1="12.088cm" svg:x2="2.02cm" svg:y2="12.833cm">
                <text:p/>
              </draw:line>
              <draw:line draw:style-name="gr164" draw:text-style-name="P18" draw:layer="layout" svg:x1="0.766cm" svg:y1="12.017cm" svg:x2="2.152cm" svg:y2="12.762cm">
                <text:p/>
              </draw:line>
              <draw:line draw:style-name="gr165" draw:text-style-name="P18" draw:layer="layout" svg:x1="0.898cm" svg:y1="11.946cm" svg:x2="2.284cm" svg:y2="12.691cm">
                <text:p/>
              </draw:line>
              <draw:line draw:style-name="gr166" draw:text-style-name="P18" draw:layer="layout" svg:x1="2.152cm" svg:y1="12.62cm" svg:x2="2.284cm" svg:y2="12.549cm">
                <text:p/>
              </draw:line>
              <draw:line draw:style-name="gr167" draw:text-style-name="P18" draw:layer="layout" svg:x1="2.02cm" svg:y1="12.549cm" svg:x2="2.152cm" svg:y2="12.478cm">
                <text:p/>
              </draw:line>
              <draw:line draw:style-name="gr168" draw:text-style-name="P18" draw:layer="layout" svg:x1="1.888cm" svg:y1="12.478cm" svg:x2="2.02cm" svg:y2="12.407cm">
                <text:p/>
              </draw:line>
              <draw:line draw:style-name="gr169" draw:text-style-name="P18" draw:layer="layout" svg:x1="1.954cm" svg:y1="12.656cm" svg:x2="2.086cm" svg:y2="12.585cm">
                <text:p/>
              </draw:line>
              <draw:line draw:style-name="gr170" draw:text-style-name="P18" draw:layer="layout" svg:x1="1.822cm" svg:y1="12.585cm" svg:x2="1.954cm" svg:y2="12.514cm">
                <text:p/>
              </draw:line>
              <draw:line draw:style-name="gr171" draw:text-style-name="P18" draw:layer="layout" svg:x1="1.69cm" svg:y1="12.514cm" svg:x2="1.822cm" svg:y2="12.443cm">
                <text:p/>
              </draw:line>
              <draw:line draw:style-name="gr172" draw:text-style-name="P18" draw:layer="layout" svg:x1="1.756cm" svg:y1="12.407cm" svg:x2="1.888cm" svg:y2="12.336cm">
                <text:p/>
              </draw:line>
              <draw:line draw:style-name="gr173" draw:text-style-name="P18" draw:layer="layout" svg:x1="1.558cm" svg:y1="12.443cm" svg:x2="1.69cm" svg:y2="12.372cm">
                <text:p/>
              </draw:line>
              <draw:line draw:style-name="gr174" draw:text-style-name="P18" draw:layer="layout" svg:x1="1.624cm" svg:y1="12.336cm" svg:x2="1.756cm" svg:y2="12.265cm">
                <text:p/>
              </draw:line>
              <draw:line draw:style-name="gr175" draw:text-style-name="P18" draw:layer="layout" svg:x1="1.492cm" svg:y1="12.265cm" svg:x2="1.624cm" svg:y2="12.194cm">
                <text:p/>
              </draw:line>
              <draw:line draw:style-name="gr176" draw:text-style-name="P18" draw:layer="layout" svg:x1="1.36cm" svg:y1="12.194cm" svg:x2="1.492cm" svg:y2="12.123cm">
                <text:p/>
              </draw:line>
              <draw:line draw:style-name="gr177" draw:text-style-name="P18" draw:layer="layout" svg:x1="1.426cm" svg:y1="12.372cm" svg:x2="1.558cm" svg:y2="12.301cm">
                <text:p/>
              </draw:line>
              <draw:line draw:style-name="gr178" draw:text-style-name="P18" draw:layer="layout" svg:x1="1.294cm" svg:y1="12.301cm" svg:x2="1.426cm" svg:y2="12.23cm">
                <text:p/>
              </draw:line>
              <draw:line draw:style-name="gr179" draw:text-style-name="P18" draw:layer="layout" svg:x1="1.162cm" svg:y1="12.23cm" svg:x2="1.294cm" svg:y2="12.159cm">
                <text:p/>
              </draw:line>
              <draw:line draw:style-name="gr180" draw:text-style-name="P18" draw:layer="layout" svg:x1="1.228cm" svg:y1="12.123cm" svg:x2="1.36cm" svg:y2="12.052cm">
                <text:p/>
              </draw:line>
              <draw:line draw:style-name="gr181" draw:text-style-name="P18" draw:layer="layout" svg:x1="1.03cm" svg:y1="12.159cm" svg:x2="1.162cm" svg:y2="12.088cm">
                <text:p/>
              </draw:line>
              <draw:line draw:style-name="gr182" draw:text-style-name="P18" draw:layer="layout" svg:x1="1.096cm" svg:y1="12.052cm" svg:x2="1.228cm" svg:y2="11.981cm">
                <text:p/>
              </draw:line>
              <draw:line draw:style-name="gr183" draw:text-style-name="P18" draw:layer="layout" svg:x1="0.964cm" svg:y1="11.981cm" svg:x2="1.096cm" svg:y2="11.91cm">
                <text:p/>
              </draw:line>
              <draw:line draw:style-name="gr184" draw:text-style-name="P18" draw:layer="layout" svg:x1="0.898cm" svg:y1="12.088cm" svg:x2="1.03cm" svg:y2="12.017cm">
                <text:p/>
              </draw:line>
              <draw:line draw:style-name="gr185" draw:text-style-name="P18" draw:layer="layout" svg:x1="1.756cm" svg:y1="12.691cm" svg:x2="1.888cm" svg:y2="12.62cm">
                <text:p/>
              </draw:line>
              <draw:line draw:style-name="gr186" draw:text-style-name="P18" draw:layer="layout" svg:x1="1.624cm" svg:y1="12.62cm" svg:x2="1.756cm" svg:y2="12.549cm">
                <text:p/>
              </draw:line>
              <draw:line draw:style-name="gr187" draw:text-style-name="P18" draw:layer="layout" svg:x1="1.492cm" svg:y1="12.549cm" svg:x2="1.624cm" svg:y2="12.478cm">
                <text:p/>
              </draw:line>
              <draw:line draw:style-name="gr188" draw:text-style-name="P18" draw:layer="layout" svg:x1="1.426cm" svg:y1="12.656cm" svg:x2="1.558cm" svg:y2="12.585cm">
                <text:p/>
              </draw:line>
              <draw:line draw:style-name="gr189" draw:text-style-name="P18" draw:layer="layout" svg:x1="1.294cm" svg:y1="12.585cm" svg:x2="1.426cm" svg:y2="12.514cm">
                <text:p/>
              </draw:line>
              <draw:line draw:style-name="gr190" draw:text-style-name="P18" draw:layer="layout" svg:x1="1.36cm" svg:y1="12.478cm" svg:x2="1.492cm" svg:y2="12.407cm">
                <text:p/>
              </draw:line>
              <draw:line draw:style-name="gr191" draw:text-style-name="P18" draw:layer="layout" svg:x1="1.228cm" svg:y1="12.407cm" svg:x2="1.36cm" svg:y2="12.336cm">
                <text:p/>
              </draw:line>
              <draw:line draw:style-name="gr192" draw:text-style-name="P18" draw:layer="layout" svg:x1="1.096cm" svg:y1="12.336cm" svg:x2="1.228cm" svg:y2="12.265cm">
                <text:p/>
              </draw:line>
              <draw:line draw:style-name="gr193" draw:text-style-name="P18" draw:layer="layout" svg:x1="0.964cm" svg:y1="12.265cm" svg:x2="1.096cm" svg:y2="12.194cm">
                <text:p/>
              </draw:line>
              <draw:line draw:style-name="gr194" draw:text-style-name="P18" draw:layer="layout" svg:x1="0.766cm" svg:y1="12.301cm" svg:x2="0.898cm" svg:y2="12.23cm">
                <text:p/>
              </draw:line>
              <draw:line draw:style-name="gr195" draw:text-style-name="P18" draw:layer="layout" svg:x1="0.832cm" svg:y1="12.194cm" svg:x2="0.964cm" svg:y2="12.123cm">
                <text:p/>
              </draw:line>
              <draw:line draw:style-name="gr196" draw:text-style-name="P18" draw:layer="layout" svg:x1="0.634cm" svg:y1="12.23cm" svg:x2="0.766cm" svg:y2="12.159cm">
                <text:p/>
              </draw:line>
              <draw:line draw:style-name="gr197" draw:text-style-name="P18" draw:layer="layout" svg:x1="1.69cm" svg:y1="12.798cm" svg:x2="1.822cm" svg:y2="12.727cm">
                <text:p/>
              </draw:line>
              <draw:line draw:style-name="gr198" draw:text-style-name="P18" draw:layer="layout" svg:x1="1.558cm" svg:y1="12.727cm" svg:x2="1.69cm" svg:y2="12.656cm">
                <text:p/>
              </draw:line>
              <draw:line draw:style-name="gr199" draw:text-style-name="P18" draw:layer="layout" svg:x1="2.152cm" svg:y1="13.046cm" svg:x2="2.68cm" svg:y2="12.762cm">
                <text:p/>
              </draw:line>
              <draw:line draw:style-name="gr200" draw:text-style-name="P18" draw:layer="layout" svg:x1="2.284cm" svg:y1="13.117cm" svg:x2="2.812cm" svg:y2="12.833cm">
                <text:p/>
              </draw:line>
              <draw:line draw:style-name="gr201" draw:text-style-name="P18" draw:layer="layout" svg:x1="2.416cm" svg:y1="12.762cm" svg:x2="2.812cm" svg:y2="12.975cm">
                <text:p/>
              </draw:line>
              <draw:line draw:style-name="gr202" draw:text-style-name="P18" draw:layer="layout" svg:x1="2.284cm" svg:y1="12.833cm" svg:x2="2.68cm" svg:y2="13.046cm">
                <text:p/>
              </draw:line>
              <draw:line draw:style-name="gr203" draw:text-style-name="P18" draw:layer="layout" svg:x1="2.152cm" svg:y1="12.904cm" svg:x2="2.416cm" svg:y2="13.046cm">
                <text:p/>
              </draw:line>
              <draw:polygon draw:style-name="gr204" draw:text-style-name="P6" draw:layer="layout" svg:width="2.111cm" svg:height="1.276cm" svg:x="0.304cm" svg:y="12.159cm" svg:viewBox="0 0 2112 1277" draw:points="0,142 0,0 2112,1135 2112,1277">
                <text:p/>
              </draw:polygon>
              <draw:polygon draw:style-name="gr205" draw:text-style-name="P7" draw:layer="layout" svg:width="2.837cm" svg:height="1.666cm" svg:x="0.304cm" svg:y="11.768cm" svg:viewBox="0 0 2838 1667" draw:points="726,0 2838,1135 2838,1277 2112,1667 0,532 0,390">
                <text:p/>
              </draw:polygon>
            </draw:g>
          </draw:g>
        </draw:g>
        <draw:g>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06" draw:text-style-name="P3" draw:layer="layout" svg:width="1.229cm" svg:height="0.718cm" svg:x="4.288cm" svg:y="19.993cm" svg:viewBox="0 0 1230 719" svg:d="M0 719c282 0 1230-276 1230-498 0-221-103-221-205-221 0 166-1025 498-1025 719z">
            <text:p/>
          </draw:path>
          <draw:g>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07" draw:text-style-name="P4" draw:layer="layout" svg:width="1.024cm" svg:height="0.94cm" svg:x="4.288cm" svg:y="19.772cm" svg:viewBox="0 0 1025 941" draw:points="0,941 0,554 1025,0 1025,388">
              <text:p/>
            </draw:polygon>
            <draw:polygon draw:style-name="gr208" draw:text-style-name="P5" draw:layer="layout" svg:width="2.562cm" svg:height="1.383cm" svg:x="2.75cm" svg:y="18.941cm" svg:viewBox="0 0 2563 1384" draw:points="1538,1384 0,554 1025,0 2563,830">
              <text:p/>
            </draw:polygon>
            <draw:polygon draw:style-name="gr209" draw:text-style-name="P6" draw:layer="layout" svg:width="1.537cm" svg:height="1.217cm" svg:x="2.75cm" svg:y="19.494cm" svg:viewBox="0 0 1538 1218" draw:points="0,388 0,0 1538,830 1538,1218">
              <text:p/>
            </draw:polygon>
            <draw:polygon draw:style-name="gr210" draw:text-style-name="P7" draw:layer="layout" svg:width="2.562cm" svg:height="1.771cm" svg:x="2.75cm" svg:y="18.941cm" svg:viewBox="0 0 2563 1772" draw:points="0,941 0,554 1025,0 2563,830 2563,1218 1538,1772">
              <text:p/>
            </draw:polygon>
            <draw:polygon draw:style-name="gr211" draw:text-style-name="P8" draw:layer="layout" svg:width="0.101cm" svg:height="0.22cm" svg:x="3.98cm" svg:y="20.27cm" svg:viewBox="0 0 102 221" draw:points="0,166 0,0 102,55 102,221">
              <text:p/>
            </draw:polygon>
            <draw:polygon draw:style-name="gr212" draw:text-style-name="P23" draw:layer="layout" svg:width="0.101cm" svg:height="1.051cm" svg:x="3.877cm" svg:y="18cm" svg:viewBox="0 0 102 1052" draw:points="0,997 0,0 102,0 102,1052">
              <text:p/>
            </draw:polygon>
            <draw:polygon draw:style-name="gr213" draw:text-style-name="P23" draw:layer="layout" svg:width="0.101cm" svg:height="1.051cm" svg:x="5.108cm" svg:y="18.664cm" svg:viewBox="0 0 102 1052" draw:points="0,997 0,0 102,0 102,1052">
              <text:p/>
            </draw:polygon>
          </draw:g>
        </draw:g>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214" draw:text-style-name="P3" draw:layer="layout" svg:width="0.723cm" svg:height="0.424cm" svg:x="7.722cm" svg:y="24.074cm" svg:viewBox="0 0 724 425" svg:d="M0 425c181 0 724-141 724-248 0-106-18-177-198-177 0 106-529 106-526 425z">
              <text:p/>
            </draw:path>
            <draw:g>
              <draw:polygon draw:style-name="gr215" draw:text-style-name="P6" draw:layer="layout" svg:width="0.329cm" svg:height="0.354cm" svg:x="7.456cm" svg:y="24.145cm" svg:viewBox="0 0 330 355" draw:points="0,213 66,0 330,142 264,355">
                <text:p/>
              </draw:polygon>
              <draw:polygon draw:style-name="gr216" draw:text-style-name="P5" draw:layer="layout" svg:width="0.725cm" svg:height="0.389cm" svg:x="7.522cm" svg:y="23.897cm" svg:viewBox="0 0 726 390" draw:points="0,248 132,142 330,35 462,0 726,142 594,177 396,284 264,390">
                <text:p/>
              </draw:polygon>
              <draw:path draw:style-name="gr217" draw:text-style-name="P20" draw:layer="layout" svg:width="0.593cm" svg:height="0.46cm" svg:x="7.72cm" svg:y="24.038cm" svg:viewBox="0 0 594 461" svg:d="M594 142c0-213-132-142-264-71s-264 71-330 390c0 0 264-142 594-319z">
                <text:p/>
              </draw:path>
              <draw:path draw:style-name="gr218" draw:text-style-name="P7" draw:layer="layout" svg:width="0.857cm" svg:height="0.602cm" svg:x="7.456cm" svg:y="23.897cm" svg:viewBox="0 0 858 603" svg:d="M528 0c-132 35-132 35-264 106-66 36-198 71-264 355 132 71 132 71 264 142 76-32 462-248 594-319 0-178-132-178-330-284z">
                <text:p/>
              </draw:path>
            </draw:g>
          </draw:g>
          <draw:g>
            <draw:path draw:style-name="gr219" draw:text-style-name="P3" draw:layer="layout" svg:width="1.187cm" svg:height="0.85cm" svg:x="7.126cm" svg:y="22.371cm" svg:viewBox="0 0 1188 851" svg:d="M4 851c181 0 1184-35 1184-355 0-319-344-496-526-496 0 106-724 71-658 851z">
              <text:p/>
            </draw:path>
            <draw:g>
              <draw:polygon draw:style-name="gr220" draw:text-style-name="P6" draw:layer="layout" svg:width="0.659cm" svg:height="0.495cm" svg:x="6.466cm" svg:y="22.726cm" svg:viewBox="0 0 660 496" draw:points="0,142 0,0 660,355 660,496">
                <text:p/>
              </draw:polygon>
              <draw:polygon draw:style-name="gr221" draw:text-style-name="P6" draw:layer="layout" svg:width="0.659cm" svg:height="0.602cm" svg:x="6.994cm" svg:y="22.194cm" svg:viewBox="0 0 660 603" draw:points="0,248 0,0 660,355 660,603">
                <text:p/>
              </draw:polygon>
              <draw:polygon draw:style-name="gr222" draw:text-style-name="P5" draw:layer="layout" svg:width="1.187cm" svg:height="0.637cm" svg:x="6.466cm" svg:y="22.442cm" svg:viewBox="0 0 1188 638" draw:points="0,284 528,0 1188,355 660,638">
                <text:p/>
              </draw:polygon>
              <draw:line draw:style-name="gr223" draw:text-style-name="P18" draw:layer="layout" svg:x1="6.994cm" svg:y1="22.442cm" svg:x2="7.654cm" svg:y2="22.797cm">
                <text:p/>
              </draw:line>
              <draw:polygon draw:style-name="gr224" draw:text-style-name="P20" draw:layer="layout" svg:width="0.659cm" svg:height="0.602cm" svg:x="7.126cm" svg:y="22.619cm" svg:viewBox="0 0 660 603" draw:points="0,603 0,461 528,177 528,0 660,71 660,248">
                <text:p/>
              </draw:polygon>
              <draw:polygon draw:style-name="gr225" draw:text-style-name="P6" draw:layer="layout" svg:width="2.111cm" svg:height="2.695cm" svg:x="5.74cm" svg:y="20.03cm" svg:viewBox="0 0 2112 2696" draw:points="0,1561 0,0 2112,1135 2112,2696">
                <text:p/>
              </draw:polygon>
              <draw:polygon draw:style-name="gr226" draw:text-style-name="P21" draw:layer="layout" svg:width="1.979cm" svg:height="2.482cm" svg:x="5.806cm" svg:y="20.136cm" svg:viewBox="0 0 1980 2483" draw:points="0,1419 0,0 1980,1064 1980,2483">
                <text:p/>
              </draw:polygon>
              <draw:polygon draw:style-name="gr227" draw:text-style-name="P5" draw:layer="layout" svg:width="2.243cm" svg:height="1.205cm" svg:x="5.74cm" svg:y="19.959cm" svg:viewBox="0 0 2244 1206" draw:points="2112,1206 0,71 132,0 2244,1135">
                <text:p/>
              </draw:polygon>
              <draw:polygon draw:style-name="gr228" draw:text-style-name="P20" draw:layer="layout" svg:width="0.131cm" svg:height="1.631cm" svg:x="7.852cm" svg:y="21.094cm" svg:viewBox="0 0 132 1632" draw:points="0,1632 0,71 132,0 132,1561">
                <text:p/>
              </draw:polygon>
              <draw:polygon draw:style-name="gr229" draw:text-style-name="P7" draw:layer="layout" svg:width="2.243cm" svg:height="3.263cm" svg:x="5.74cm" svg:y="19.959cm" svg:viewBox="0 0 2244 3264" draw:points="132,0 2244,1135 2244,2696 2112,2767 2046,2731 2046,2909 1386,3264 726,2909 726,2767 1254,2483 1254,2306 0,1632 0,71">
                <text:p/>
              </draw:polygon>
            </draw:g>
          </draw:g>
          <draw:g>
            <draw:path draw:style-name="gr230" draw:text-style-name="P3" draw:layer="layout" svg:width="0.859cm" svg:height="0.424cm" svg:x="6.86cm" svg:y="23.684cm" svg:viewBox="0 0 860 425" svg:d="M5 425c181 0 855-177 855-283 0-107-17-142-198-142 0 106-726 71-657 425z">
              <text:p/>
            </draw:path>
            <draw:g>
              <draw:polygon draw:style-name="gr231" draw:text-style-name="P5" draw:layer="layout" svg:width="2.837cm" svg:height="1.525cm" svg:x="4.75cm" svg:y="22.477cm" svg:viewBox="0 0 2838 1526" draw:points="2112,1526 0,390 726,0 2838,1135">
                <text:p/>
              </draw:polygon>
              <draw:polygon draw:style-name="gr232" draw:text-style-name="P22" draw:layer="layout" svg:width="1.913cm" svg:height="1.028cm" svg:x="4.948cm" svg:y="22.584cm" svg:viewBox="0 0 1914 1029" draw:points="0,284 528,0 1914,745 1386,1029">
                <text:p/>
              </draw:polygon>
              <draw:polygon draw:style-name="gr233" draw:text-style-name="P22" draw:layer="layout" svg:width="0.923cm" svg:height="0.495cm" svg:x="6.466cm" svg:y="23.4cm" svg:viewBox="0 0 924 496" draw:points="0,284 528,0 924,213 396,496">
                <text:p/>
              </draw:polygon>
              <draw:polygon draw:style-name="gr234" draw:text-style-name="P20" draw:layer="layout" svg:width="0.725cm" svg:height="0.531cm" svg:x="6.862cm" svg:y="23.613cm" svg:viewBox="0 0 726 532" draw:points="0,532 0,390 726,0 726,142">
                <text:p/>
              </draw:polygon>
              <draw:line draw:style-name="gr235" draw:text-style-name="P18" draw:layer="layout" svg:x1="5.08cm" svg:y1="22.797cm" svg:x2="6.466cm" svg:y2="23.542cm">
                <text:p/>
              </draw:line>
              <draw:line draw:style-name="gr236" draw:text-style-name="P18" draw:layer="layout" svg:x1="5.212cm" svg:y1="22.726cm" svg:x2="6.598cm" svg:y2="23.471cm">
                <text:p/>
              </draw:line>
              <draw:line draw:style-name="gr237" draw:text-style-name="P18" draw:layer="layout" svg:x1="5.344cm" svg:y1="22.655cm" svg:x2="6.73cm" svg:y2="23.4cm">
                <text:p/>
              </draw:line>
              <draw:line draw:style-name="gr238" draw:text-style-name="P18" draw:layer="layout" svg:x1="6.598cm" svg:y1="23.329cm" svg:x2="6.73cm" svg:y2="23.258cm">
                <text:p/>
              </draw:line>
              <draw:line draw:style-name="gr239" draw:text-style-name="P18" draw:layer="layout" svg:x1="6.466cm" svg:y1="23.258cm" svg:x2="6.598cm" svg:y2="23.187cm">
                <text:p/>
              </draw:line>
              <draw:line draw:style-name="gr240" draw:text-style-name="P18" draw:layer="layout" svg:x1="6.334cm" svg:y1="23.187cm" svg:x2="6.466cm" svg:y2="23.116cm">
                <text:p/>
              </draw:line>
              <draw:line draw:style-name="gr241" draw:text-style-name="P18" draw:layer="layout" svg:x1="6.4cm" svg:y1="23.365cm" svg:x2="6.532cm" svg:y2="23.294cm">
                <text:p/>
              </draw:line>
              <draw:line draw:style-name="gr242" draw:text-style-name="P18" draw:layer="layout" svg:x1="6.268cm" svg:y1="23.294cm" svg:x2="6.4cm" svg:y2="23.223cm">
                <text:p/>
              </draw:line>
              <draw:line draw:style-name="gr243" draw:text-style-name="P18" draw:layer="layout" svg:x1="6.136cm" svg:y1="23.223cm" svg:x2="6.268cm" svg:y2="23.152cm">
                <text:p/>
              </draw:line>
              <draw:line draw:style-name="gr244" draw:text-style-name="P18" draw:layer="layout" svg:x1="6.202cm" svg:y1="23.116cm" svg:x2="6.334cm" svg:y2="23.045cm">
                <text:p/>
              </draw:line>
              <draw:line draw:style-name="gr245" draw:text-style-name="P18" draw:layer="layout" svg:x1="6.004cm" svg:y1="23.152cm" svg:x2="6.136cm" svg:y2="23.081cm">
                <text:p/>
              </draw:line>
              <draw:line draw:style-name="gr246" draw:text-style-name="P18" draw:layer="layout" svg:x1="6.07cm" svg:y1="23.045cm" svg:x2="6.202cm" svg:y2="22.974cm">
                <text:p/>
              </draw:line>
              <draw:line draw:style-name="gr247" draw:text-style-name="P18" draw:layer="layout" svg:x1="5.938cm" svg:y1="22.974cm" svg:x2="6.07cm" svg:y2="22.903cm">
                <text:p/>
              </draw:line>
              <draw:line draw:style-name="gr248" draw:text-style-name="P18" draw:layer="layout" svg:x1="5.806cm" svg:y1="22.903cm" svg:x2="5.938cm" svg:y2="22.832cm">
                <text:p/>
              </draw:line>
              <draw:line draw:style-name="gr249" draw:text-style-name="P18" draw:layer="layout" svg:x1="5.872cm" svg:y1="23.081cm" svg:x2="6.004cm" svg:y2="23.01cm">
                <text:p/>
              </draw:line>
              <draw:line draw:style-name="gr250" draw:text-style-name="P18" draw:layer="layout" svg:x1="5.74cm" svg:y1="23.01cm" svg:x2="5.872cm" svg:y2="22.939cm">
                <text:p/>
              </draw:line>
              <draw:line draw:style-name="gr251" draw:text-style-name="P18" draw:layer="layout" svg:x1="5.608cm" svg:y1="22.939cm" svg:x2="5.74cm" svg:y2="22.868cm">
                <text:p/>
              </draw:line>
              <draw:line draw:style-name="gr252" draw:text-style-name="P18" draw:layer="layout" svg:x1="5.674cm" svg:y1="22.832cm" svg:x2="5.806cm" svg:y2="22.761cm">
                <text:p/>
              </draw:line>
              <draw:line draw:style-name="gr253" draw:text-style-name="P18" draw:layer="layout" svg:x1="5.476cm" svg:y1="22.868cm" svg:x2="5.608cm" svg:y2="22.797cm">
                <text:p/>
              </draw:line>
              <draw:line draw:style-name="gr254" draw:text-style-name="P18" draw:layer="layout" svg:x1="5.542cm" svg:y1="22.761cm" svg:x2="5.674cm" svg:y2="22.69cm">
                <text:p/>
              </draw:line>
              <draw:line draw:style-name="gr255" draw:text-style-name="P18" draw:layer="layout" svg:x1="5.41cm" svg:y1="22.69cm" svg:x2="5.542cm" svg:y2="22.619cm">
                <text:p/>
              </draw:line>
              <draw:line draw:style-name="gr256" draw:text-style-name="P18" draw:layer="layout" svg:x1="5.344cm" svg:y1="22.797cm" svg:x2="5.476cm" svg:y2="22.726cm">
                <text:p/>
              </draw:line>
              <draw:line draw:style-name="gr257" draw:text-style-name="P18" draw:layer="layout" svg:x1="6.202cm" svg:y1="23.4cm" svg:x2="6.334cm" svg:y2="23.329cm">
                <text:p/>
              </draw:line>
              <draw:line draw:style-name="gr258" draw:text-style-name="P18" draw:layer="layout" svg:x1="6.07cm" svg:y1="23.329cm" svg:x2="6.202cm" svg:y2="23.258cm">
                <text:p/>
              </draw:line>
              <draw:line draw:style-name="gr259" draw:text-style-name="P18" draw:layer="layout" svg:x1="5.938cm" svg:y1="23.258cm" svg:x2="6.07cm" svg:y2="23.187cm">
                <text:p/>
              </draw:line>
              <draw:line draw:style-name="gr260" draw:text-style-name="P18" draw:layer="layout" svg:x1="5.872cm" svg:y1="23.365cm" svg:x2="6.004cm" svg:y2="23.294cm">
                <text:p/>
              </draw:line>
              <draw:line draw:style-name="gr261" draw:text-style-name="P18" draw:layer="layout" svg:x1="5.74cm" svg:y1="23.294cm" svg:x2="5.872cm" svg:y2="23.223cm">
                <text:p/>
              </draw:line>
              <draw:line draw:style-name="gr262" draw:text-style-name="P18" draw:layer="layout" svg:x1="5.806cm" svg:y1="23.187cm" svg:x2="5.938cm" svg:y2="23.116cm">
                <text:p/>
              </draw:line>
              <draw:line draw:style-name="gr263" draw:text-style-name="P18" draw:layer="layout" svg:x1="5.674cm" svg:y1="23.116cm" svg:x2="5.806cm" svg:y2="23.045cm">
                <text:p/>
              </draw:line>
              <draw:line draw:style-name="gr264" draw:text-style-name="P18" draw:layer="layout" svg:x1="5.542cm" svg:y1="23.045cm" svg:x2="5.674cm" svg:y2="22.974cm">
                <text:p/>
              </draw:line>
              <draw:line draw:style-name="gr265" draw:text-style-name="P18" draw:layer="layout" svg:x1="5.41cm" svg:y1="22.974cm" svg:x2="5.542cm" svg:y2="22.903cm">
                <text:p/>
              </draw:line>
              <draw:line draw:style-name="gr266" draw:text-style-name="P18" draw:layer="layout" svg:x1="5.212cm" svg:y1="23.01cm" svg:x2="5.344cm" svg:y2="22.939cm">
                <text:p/>
              </draw:line>
              <draw:line draw:style-name="gr267" draw:text-style-name="P18" draw:layer="layout" svg:x1="5.278cm" svg:y1="22.903cm" svg:x2="5.41cm" svg:y2="22.832cm">
                <text:p/>
              </draw:line>
              <draw:line draw:style-name="gr268" draw:text-style-name="P18" draw:layer="layout" svg:x1="5.08cm" svg:y1="22.939cm" svg:x2="5.212cm" svg:y2="22.868cm">
                <text:p/>
              </draw:line>
              <draw:line draw:style-name="gr269" draw:text-style-name="P18" draw:layer="layout" svg:x1="6.136cm" svg:y1="23.507cm" svg:x2="6.268cm" svg:y2="23.436cm">
                <text:p/>
              </draw:line>
              <draw:line draw:style-name="gr270" draw:text-style-name="P18" draw:layer="layout" svg:x1="6.004cm" svg:y1="23.436cm" svg:x2="6.136cm" svg:y2="23.365cm">
                <text:p/>
              </draw:line>
              <draw:line draw:style-name="gr271" draw:text-style-name="P18" draw:layer="layout" svg:x1="6.598cm" svg:y1="23.755cm" svg:x2="7.126cm" svg:y2="23.471cm">
                <text:p/>
              </draw:line>
              <draw:line draw:style-name="gr272" draw:text-style-name="P18" draw:layer="layout" svg:x1="6.73cm" svg:y1="23.826cm" svg:x2="7.258cm" svg:y2="23.542cm">
                <text:p/>
              </draw:line>
              <draw:line draw:style-name="gr273" draw:text-style-name="P18" draw:layer="layout" svg:x1="6.862cm" svg:y1="23.471cm" svg:x2="7.258cm" svg:y2="23.684cm">
                <text:p/>
              </draw:line>
              <draw:line draw:style-name="gr274" draw:text-style-name="P18" draw:layer="layout" svg:x1="6.73cm" svg:y1="23.542cm" svg:x2="7.126cm" svg:y2="23.755cm">
                <text:p/>
              </draw:line>
              <draw:line draw:style-name="gr275" draw:text-style-name="P18" draw:layer="layout" svg:x1="6.598cm" svg:y1="23.613cm" svg:x2="6.862cm" svg:y2="23.755cm">
                <text:p/>
              </draw:line>
              <draw:polygon draw:style-name="gr276" draw:text-style-name="P6" draw:layer="layout" svg:width="2.111cm" svg:height="1.276cm" svg:x="4.75cm" svg:y="22.868cm" svg:viewBox="0 0 2112 1277" draw:points="0,142 0,0 2112,1135 2112,1277">
                <text:p/>
              </draw:polygon>
              <draw:polygon draw:style-name="gr277" draw:text-style-name="P7" draw:layer="layout" svg:width="2.837cm" svg:height="1.666cm" svg:x="4.75cm" svg:y="22.477cm" svg:viewBox="0 0 2838 1667" draw:points="726,0 2838,1135 2838,1277 2112,1667 0,532 0,390">
                <text:p/>
              </draw:polygon>
            </draw:g>
          </draw:g>
        </draw:g>
        <draw:custom-shape draw:style-name="gr278" draw:text-style-name="P24" draw:layer="layout" svg:width="4.75cm" svg:height="2cm" svg:x="0.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lue-point draw:id="4" svg:x="1.963cm" svg:y="1.206cm"/>
          <draw:glue-point draw:id="5" svg:x="-4.998cm" svg:y="-0.517cm"/>
          <draw:glue-point draw:id="6" svg:x="-1.02cm" svg:y="-4.137cm"/>
          <draw:glue-point draw:id="7" svg:x="-2.014cm" svg:y="3.965cm"/>
          <draw:glue-point draw:id="8" svg:x="-4.004cm" svg:y="-5cm"/>
          <draw:path draw:style-name="gr279" draw:text-style-name="P3" draw:layer="layout" svg:width="0.334cm" svg:height="0.225cm" svg:x="1.165cm" svg:y="24.562cm" svg:viewBox="0 0 335 226" svg:d="M0 226c142 0 335-90 335-144 0-55-51-82-155-82 0 82-180 226-180 226z">
            <text:p/>
          </draw:path>
          <draw:g>
            <draw:polygon draw:style-name="gr280" draw:text-style-name="P20" draw:layer="layout" svg:width="0.62cm" svg:height="1.526cm" svg:x="0.725cm" svg:y="23.473cm" svg:viewBox="0 0 621 1527" draw:points="621,1200 621,0 0,327 0,1527">
              <text:p/>
            </draw:polygon>
            <draw:polygon draw:style-name="gr281" draw:text-style-name="P21" draw:layer="layout" svg:width="0.516cm" svg:height="1.362cm" svg:x="0.777cm" svg:y="23.555cm" svg:viewBox="0 0 517 1363" draw:points="517,1090 517,0 0,272 0,1363">
              <text:p/>
            </draw:polygon>
            <draw:polygon draw:style-name="gr282" draw:text-style-name="P5" draw:layer="layout" svg:width="0.677cm" svg:height="0.353cm" svg:x="0.667cm" svg:y="23.446cm" svg:viewBox="0 0 678 354" draw:points="58,354 678,27 621,0 0,327">
              <text:p/>
            </draw:polygon>
            <draw:polygon draw:style-name="gr283" draw:text-style-name="P6" draw:layer="layout" svg:width="0.057cm" svg:height="1.226cm" svg:x="0.667cm" svg:y="23.773cm" svg:viewBox="0 0 58 1227" draw:points="58,1227 58,27 0,0 0,1200">
              <text:p/>
            </draw:polygon>
            <draw:polygon draw:style-name="gr284" draw:text-style-name="P7" draw:layer="layout" svg:width="0.677cm" svg:height="1.553cm" svg:x="0.667cm" svg:y="23.446cm" svg:viewBox="0 0 678 1554" draw:points="621,0 0,327 0,1527 58,1554 678,1227 678,27">
              <text:p/>
            </draw:polygon>
          </draw:g>
        </draw:g>
        <draw:g>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285" draw:text-style-name="P3" draw:layer="layout" svg:width="0.893cm" svg:height="0.514cm" svg:x="4.462cm" svg:y="24.485cm" svg:viewBox="0 0 894 515" svg:d="M1 515c95 0 893-184 893-350 0-165-215-165-310-165 0 55-617 110-583 515z">
            <text:p/>
          </draw:path>
          <draw:g>
            <draw:polygon draw:style-name="gr286" draw:text-style-name="P17" draw:layer="layout" svg:width="1.615cm" svg:height="0.863cm" svg:x="3.5cm" svg:y="24.044cm" svg:viewBox="0 0 1616 864" draw:points="962,864 0,349 653,0 1616,515">
              <text:p/>
            </draw:polygon>
            <draw:polygon draw:style-name="gr287" draw:text-style-name="P25" draw:layer="layout" svg:width="1.065cm" svg:height="0.569cm" svg:x="3.878cm" svg:y="24.136cm" svg:viewBox="0 0 1066 570" draw:points="0,147 275,0 1066,423 791,570">
              <text:p/>
            </draw:polygon>
            <draw:polygon draw:style-name="gr288" draw:text-style-name="P26" draw:layer="layout" svg:width="0.961cm" svg:height="1.323cm" svg:x="4.153cm" svg:y="23.236cm" svg:viewBox="0 0 962 1324" draw:points="0,809 0,0 962,515 962,1324">
              <text:p/>
            </draw:polygon>
            <draw:polygon draw:style-name="gr289" draw:text-style-name="P21" draw:layer="layout" svg:width="0.893cm" svg:height="1.157cm" svg:x="4.188cm" svg:y="23.29cm" svg:viewBox="0 0 894 1158" draw:points="0,680 0,0 894,478 894,1158">
              <text:p/>
            </draw:polygon>
            <draw:polygon draw:style-name="gr290" draw:text-style-name="P17" draw:layer="layout" svg:width="0.996cm" svg:height="0.532cm" svg:x="4.153cm" svg:y="23.217cm" svg:viewBox="0 0 997 533" draw:points="962,533 0,19 35,0 997,515">
              <text:p/>
            </draw:polygon>
            <draw:polygon draw:style-name="gr291" draw:text-style-name="P15" draw:layer="layout" svg:width="0.034cm" svg:height="0.826cm" svg:x="5.116cm" svg:y="23.732cm" svg:viewBox="0 0 35 827" draw:points="0,827 0,19 35,0 35,809">
              <text:p/>
            </draw:polygon>
            <draw:polygon draw:style-name="gr292" draw:text-style-name="P15" draw:layer="layout" svg:width="0.652cm" svg:height="0.44cm" svg:x="4.462cm" svg:y="24.559cm" svg:viewBox="0 0 653 441" draw:points="0,441 0,349 653,0 653,92">
              <text:p/>
            </draw:polygon>
            <draw:line draw:style-name="gr293" draw:text-style-name="P27" draw:layer="layout" svg:x1="3.947cm" svg:y1="24.246cm" svg:x2="4.738cm" svg:y2="24.669cm">
              <text:p/>
            </draw:line>
            <draw:line draw:style-name="gr294" draw:text-style-name="P27" draw:layer="layout" svg:x1="4.016cm" svg:y1="24.21cm" svg:x2="4.807cm" svg:y2="24.633cm">
              <text:p/>
            </draw:line>
            <draw:line draw:style-name="gr295" draw:text-style-name="P27" draw:layer="layout" svg:x1="4.084cm" svg:y1="24.173cm" svg:x2="4.875cm" svg:y2="24.596cm">
              <text:p/>
            </draw:line>
            <draw:line draw:style-name="gr296" draw:text-style-name="P27" draw:layer="layout" svg:x1="4.772cm" svg:y1="24.541cm" svg:x2="4.841cm" svg:y2="24.504cm">
              <text:p/>
            </draw:line>
            <draw:line draw:style-name="gr297" draw:text-style-name="P27" draw:layer="layout" svg:x1="4.703cm" svg:y1="24.504cm" svg:x2="4.772cm" svg:y2="24.467cm">
              <text:p/>
            </draw:line>
            <draw:line draw:style-name="gr298" draw:text-style-name="P27" draw:layer="layout" svg:x1="4.634cm" svg:y1="24.467cm" svg:x2="4.703cm" svg:y2="24.43cm">
              <text:p/>
            </draw:line>
            <draw:line draw:style-name="gr299" draw:text-style-name="P27" draw:layer="layout" svg:x1="4.669cm" svg:y1="24.559cm" svg:x2="4.738cm" svg:y2="24.522cm">
              <text:p/>
            </draw:line>
            <draw:line draw:style-name="gr300" draw:text-style-name="P27" draw:layer="layout" svg:x1="4.6cm" svg:y1="24.522cm" svg:x2="4.669cm" svg:y2="24.485cm">
              <text:p/>
            </draw:line>
            <draw:line draw:style-name="gr301" draw:text-style-name="P27" draw:layer="layout" svg:x1="4.531cm" svg:y1="24.486cm" svg:x2="4.6cm" svg:y2="24.449cm">
              <text:p/>
            </draw:line>
            <draw:line draw:style-name="gr302" draw:text-style-name="P27" draw:layer="layout" svg:x1="4.566cm" svg:y1="24.43cm" svg:x2="4.635cm" svg:y2="24.393cm">
              <text:p/>
            </draw:line>
            <draw:line draw:style-name="gr303" draw:text-style-name="P27" draw:layer="layout" svg:x1="4.462cm" svg:y1="24.449cm" svg:x2="4.531cm" svg:y2="24.412cm">
              <text:p/>
            </draw:line>
            <draw:line draw:style-name="gr304" draw:text-style-name="P27" draw:layer="layout" svg:x1="4.497cm" svg:y1="24.394cm" svg:x2="4.566cm" svg:y2="24.357cm">
              <text:p/>
            </draw:line>
            <draw:line draw:style-name="gr305" draw:text-style-name="P27" draw:layer="layout" svg:x1="4.428cm" svg:y1="24.357cm" svg:x2="4.497cm" svg:y2="24.32cm">
              <text:p/>
            </draw:line>
            <draw:line draw:style-name="gr306" draw:text-style-name="P27" draw:layer="layout" svg:x1="4.359cm" svg:y1="24.32cm" svg:x2="4.428cm" svg:y2="24.283cm">
              <text:p/>
            </draw:line>
            <draw:line draw:style-name="gr307" draw:text-style-name="P27" draw:layer="layout" svg:x1="4.394cm" svg:y1="24.412cm" svg:x2="4.463cm" svg:y2="24.375cm">
              <text:p/>
            </draw:line>
            <draw:line draw:style-name="gr308" draw:text-style-name="P27" draw:layer="layout" svg:x1="4.325cm" svg:y1="24.375cm" svg:x2="4.394cm" svg:y2="24.338cm">
              <text:p/>
            </draw:line>
            <draw:line draw:style-name="gr309" draw:text-style-name="P27" draw:layer="layout" svg:x1="4.256cm" svg:y1="24.339cm" svg:x2="4.325cm" svg:y2="24.302cm">
              <text:p/>
            </draw:line>
            <draw:line draw:style-name="gr310" draw:text-style-name="P27" draw:layer="layout" svg:x1="4.291cm" svg:y1="24.283cm" svg:x2="4.36cm" svg:y2="24.246cm">
              <text:p/>
            </draw:line>
            <draw:line draw:style-name="gr311" draw:text-style-name="P27" draw:layer="layout" svg:x1="4.188cm" svg:y1="24.302cm" svg:x2="4.257cm" svg:y2="24.265cm">
              <text:p/>
            </draw:line>
            <draw:line draw:style-name="gr312" draw:text-style-name="P27" draw:layer="layout" svg:x1="4.222cm" svg:y1="24.247cm" svg:x2="4.291cm" svg:y2="24.21cm">
              <text:p/>
            </draw:line>
            <draw:line draw:style-name="gr313" draw:text-style-name="P27" draw:layer="layout" svg:x1="4.153cm" svg:y1="24.21cm" svg:x2="4.222cm" svg:y2="24.173cm">
              <text:p/>
            </draw:line>
            <draw:line draw:style-name="gr314" draw:text-style-name="P27" draw:layer="layout" svg:x1="4.119cm" svg:y1="24.265cm" svg:x2="4.188cm" svg:y2="24.228cm">
              <text:p/>
            </draw:line>
            <draw:line draw:style-name="gr315" draw:text-style-name="P27" draw:layer="layout" svg:x1="4.566cm" svg:y1="24.578cm" svg:x2="4.635cm" svg:y2="24.541cm">
              <text:p/>
            </draw:line>
            <draw:line draw:style-name="gr316" draw:text-style-name="P27" draw:layer="layout" svg:x1="4.497cm" svg:y1="24.541cm" svg:x2="4.566cm" svg:y2="24.504cm">
              <text:p/>
            </draw:line>
            <draw:line draw:style-name="gr317" draw:text-style-name="P27" draw:layer="layout" svg:x1="4.428cm" svg:y1="24.504cm" svg:x2="4.497cm" svg:y2="24.467cm">
              <text:p/>
            </draw:line>
            <draw:line draw:style-name="gr318" draw:text-style-name="P27" draw:layer="layout" svg:x1="4.394cm" svg:y1="24.559cm" svg:x2="4.463cm" svg:y2="24.522cm">
              <text:p/>
            </draw:line>
            <draw:line draw:style-name="gr319" draw:text-style-name="P27" draw:layer="layout" svg:x1="4.325cm" svg:y1="24.522cm" svg:x2="4.394cm" svg:y2="24.485cm">
              <text:p/>
            </draw:line>
            <draw:line draw:style-name="gr320" draw:text-style-name="P27" draw:layer="layout" svg:x1="4.359cm" svg:y1="24.467cm" svg:x2="4.428cm" svg:y2="24.43cm">
              <text:p/>
            </draw:line>
            <draw:line draw:style-name="gr321" draw:text-style-name="P27" draw:layer="layout" svg:x1="4.291cm" svg:y1="24.43cm" svg:x2="4.36cm" svg:y2="24.393cm">
              <text:p/>
            </draw:line>
            <draw:line draw:style-name="gr322" draw:text-style-name="P27" draw:layer="layout" svg:x1="4.222cm" svg:y1="24.394cm" svg:x2="4.291cm" svg:y2="24.357cm">
              <text:p/>
            </draw:line>
            <draw:line draw:style-name="gr323" draw:text-style-name="P27" draw:layer="layout" svg:x1="4.153cm" svg:y1="24.357cm" svg:x2="4.222cm" svg:y2="24.32cm">
              <text:p/>
            </draw:line>
            <draw:line draw:style-name="gr324" draw:text-style-name="P27" draw:layer="layout" svg:x1="4.05cm" svg:y1="24.375cm" svg:x2="4.119cm" svg:y2="24.338cm">
              <text:p/>
            </draw:line>
            <draw:line draw:style-name="gr325" draw:text-style-name="P27" draw:layer="layout" svg:x1="4.084cm" svg:y1="24.32cm" svg:x2="4.153cm" svg:y2="24.283cm">
              <text:p/>
            </draw:line>
            <draw:line draw:style-name="gr326" draw:text-style-name="P27" draw:layer="layout" svg:x1="3.981cm" svg:y1="24.339cm" svg:x2="4.05cm" svg:y2="24.302cm">
              <text:p/>
            </draw:line>
            <draw:line draw:style-name="gr327" draw:text-style-name="P27" draw:layer="layout" svg:x1="4.531cm" svg:y1="24.633cm" svg:x2="4.6cm" svg:y2="24.596cm">
              <text:p/>
            </draw:line>
            <draw:line draw:style-name="gr328" draw:text-style-name="P27" draw:layer="layout" svg:x1="4.462cm" svg:y1="24.596cm" svg:x2="4.531cm" svg:y2="24.559cm">
              <text:p/>
            </draw:line>
            <draw:polygon draw:style-name="gr329" draw:text-style-name="P26" draw:layer="layout" svg:width="0.961cm" svg:height="0.606cm" svg:x="3.5cm" svg:y="24.393cm" svg:viewBox="0 0 962 607" draw:points="0,92 0,0 962,515 962,607">
              <text:p/>
            </draw:polygon>
            <draw:polygon draw:style-name="gr330" draw:text-style-name="P7" draw:layer="layout" svg:width="1.649cm" svg:height="1.782cm" svg:x="3.5cm" svg:y="23.217cm" svg:viewBox="0 0 1650 1783" draw:points="688,0 1650,515 1650,1324 1616,1342 1616,1434 962,1783 0,1268 0,1176 653,827 653,19">
              <text:p/>
            </draw:polygon>
            <draw:polygon draw:style-name="gr331" draw:text-style-name="P27" draw:layer="layout" svg:width="0.412cm" svg:height="0.219cm" svg:x="3.913cm" svg:y="24.449cm" svg:viewBox="0 0 413 220" draw:points="0,92 172,0 413,129 241,220">
              <text:p/>
            </draw:polygon>
            <draw:line draw:style-name="gr332" draw:text-style-name="P27" draw:layer="layout" svg:x1="4.738cm" svg:y1="24.596cm" svg:x2="4.807cm" svg:y2="24.559cm">
              <text:p/>
            </draw:line>
            <draw:line draw:style-name="gr333" draw:text-style-name="P27" draw:layer="layout" svg:x1="4.634cm" svg:y1="24.614cm" svg:x2="4.703cm" svg:y2="24.577cm">
              <text:p/>
            </draw:line>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334" draw:text-style-name="P3" draw:layer="layout" svg:width="0.216cm" svg:height="0.289cm" svg:x="2.783cm" svg:y="24.46cm" svg:viewBox="0 0 217 290" svg:d="M14 290c111 0 236-32 195-161-40-129-56-129-167-129 0 97-71-32-28 290z">
            <text:p/>
          </draw:path>
          <draw:g>
            <draw:polygon draw:style-name="gr335" draw:text-style-name="P6" draw:layer="layout" svg:width="0.284cm" svg:height="0.967cm" svg:x="2.5cm" svg:y="23.782cm" svg:viewBox="0 0 285 968" draw:points="0,742 0,0 285,226 285,968">
              <text:p/>
            </draw:polygon>
            <draw:polygon draw:style-name="gr336" draw:text-style-name="P21" draw:layer="layout" svg:width="0.202cm" svg:height="0.677cm" svg:x="2.541cm" svg:y="23.879cm" svg:viewBox="0 0 203 678" draw:points="0,516 0,0 203,161 203,678">
              <text:p/>
            </draw:polygon>
            <draw:polygon draw:style-name="gr337" draw:text-style-name="P5" draw:layer="layout" svg:width="0.324cm" svg:height="0.257cm" svg:x="2.5cm" svg:y="23.75cm" svg:viewBox="0 0 325 258" draw:points="285,258 0,32 41,0 325,226">
              <text:p/>
            </draw:polygon>
            <draw:polygon draw:style-name="gr338" draw:text-style-name="P20" draw:layer="layout" svg:width="0.04cm" svg:height="0.773cm" svg:x="2.785cm" svg:y="23.976cm" svg:viewBox="0 0 41 774" draw:points="0,774 0,32 41,0 41,742">
              <text:p/>
            </draw:polygon>
            <draw:polygon draw:style-name="gr339" draw:text-style-name="P7" draw:layer="layout" svg:width="0.324cm" svg:height="0.999cm" svg:x="2.5cm" svg:y="23.75cm" svg:viewBox="0 0 325 1000" draw:points="41,0 325,226 325,968 285,1000 0,774 0,32">
              <text:p/>
            </draw:polygon>
            <draw:line draw:style-name="gr340" draw:text-style-name="P18" draw:layer="layout" svg:x1="2.581cm" svg:y1="24.492cm" svg:x2="2.703cm" svg:y2="24.589cm">
              <text:p/>
            </draw:line>
          </draw:g>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341" draw:text-style-name="P3" draw:layer="layout" svg:width="0.373cm" svg:height="0.294cm" svg:x="5.126cm" svg:y="15.705cm" svg:viewBox="0 0 374 295" svg:d="M0 295c93 0 374-79 374-157 0-79-136-138-204-138 0 59-170 216-170 295z">
            <text:p/>
          </draw:path>
          <draw:g>
            <draw:polygon draw:style-name="gr342" draw:text-style-name="P28" draw:layer="layout" svg:width="1.02cm" svg:height="1.374cm" svg:x="4.105cm" svg:y="14.625cm" svg:viewBox="0 0 1021 1375" draw:points="0,786 0,0 1021,589 1021,1375">
              <text:p/>
            </draw:polygon>
            <draw:line draw:style-name="gr343" draw:text-style-name="P18" draw:layer="layout" svg:x1="4.105cm" svg:y1="15.214cm" svg:x2="5.126cm" svg:y2="15.803cm">
              <text:p/>
            </draw:line>
            <draw:line draw:style-name="gr344" draw:text-style-name="P18" draw:layer="layout" svg:x1="4.105cm" svg:y1="15.018cm" svg:x2="5.126cm" svg:y2="15.607cm">
              <text:p/>
            </draw:line>
            <draw:line draw:style-name="gr345" draw:text-style-name="P18" draw:layer="layout" svg:x1="4.105cm" svg:y1="14.822cm" svg:x2="5.126cm" svg:y2="15.411cm">
              <text:p/>
            </draw:line>
            <draw:line draw:style-name="gr346" draw:text-style-name="P18" draw:layer="layout" svg:x1="4.445cm" svg:y1="15.214cm" svg:x2="4.445cm" svg:y2="15.411cm">
              <text:p/>
            </draw:line>
            <draw:line draw:style-name="gr347" draw:text-style-name="P18" draw:layer="layout" svg:x1="4.785cm" svg:y1="15.018cm" svg:x2="4.785cm" svg:y2="15.215cm">
              <text:p/>
            </draw:line>
            <draw:line draw:style-name="gr348" draw:text-style-name="P18" draw:layer="layout" svg:x1="4.956cm" svg:y1="15.705cm" svg:x2="4.956cm" svg:y2="15.902cm">
              <text:p/>
            </draw:line>
            <draw:line draw:style-name="gr349" draw:text-style-name="P18" draw:layer="layout" svg:x1="4.616cm" svg:y1="15.509cm" svg:x2="4.616cm" svg:y2="15.706cm">
              <text:p/>
            </draw:line>
            <draw:line draw:style-name="gr350" draw:text-style-name="P18" draw:layer="layout" svg:x1="4.275cm" svg:y1="15.313cm" svg:x2="4.275cm" svg:y2="15.51cm">
              <text:p/>
            </draw:line>
            <draw:line draw:style-name="gr351" draw:text-style-name="P18" draw:layer="layout" svg:x1="4.445cm" svg:y1="14.822cm" svg:x2="4.445cm" svg:y2="15.019cm">
              <text:p/>
            </draw:line>
            <draw:line draw:style-name="gr352" draw:text-style-name="P18" draw:layer="layout" svg:x1="4.616cm" svg:y1="15.116cm" svg:x2="4.616cm" svg:y2="15.313cm">
              <text:p/>
            </draw:line>
            <draw:line draw:style-name="gr353" draw:text-style-name="P18" draw:layer="layout" svg:x1="4.785cm" svg:y1="15.411cm" svg:x2="4.785cm" svg:y2="15.608cm">
              <text:p/>
            </draw:line>
            <draw:line draw:style-name="gr354" draw:text-style-name="P18" draw:layer="layout" svg:x1="4.956cm" svg:y1="15.313cm" svg:x2="4.956cm" svg:y2="15.51cm">
              <text:p/>
            </draw:line>
            <draw:line draw:style-name="gr355" draw:text-style-name="P18" draw:layer="layout" svg:x1="4.275cm" svg:y1="14.92cm" svg:x2="4.275cm" svg:y2="15.117cm">
              <text:p/>
            </draw:line>
            <draw:polygon draw:style-name="gr356" draw:text-style-name="P29" draw:layer="layout" svg:width="0.169cm" svg:height="0.883cm" svg:x="5.126cm" svg:y="15.116cm" svg:viewBox="0 0 170 884" draw:points="0,884 0,98 170,0 170,786">
              <text:p/>
            </draw:polygon>
            <draw:polygon draw:style-name="gr357" draw:text-style-name="P30" draw:layer="layout" svg:width="1.19cm" svg:height="0.686cm" svg:x="4.105cm" svg:y="14.527cm" svg:viewBox="0 0 1191 687" draw:points="1021,687 0,98 170,0 1191,589">
              <text:p/>
            </draw:polygon>
            <draw:line draw:style-name="gr358" draw:text-style-name="P18" draw:layer="layout" svg:x1="4.785cm" svg:y1="15.018cm" svg:x2="4.955cm" svg:y2="14.92cm">
              <text:p/>
            </draw:line>
            <draw:line draw:style-name="gr359" draw:text-style-name="P18" draw:layer="layout" svg:x1="5.126cm" svg:y1="15.411cm" svg:x2="5.296cm" svg:y2="15.313cm">
              <text:p/>
            </draw:line>
            <draw:line draw:style-name="gr360" draw:text-style-name="P18" draw:layer="layout" svg:x1="5.126cm" svg:y1="15.607cm" svg:x2="5.296cm" svg:y2="15.509cm">
              <text:p/>
            </draw:line>
            <draw:line draw:style-name="gr361" draw:text-style-name="P18" draw:layer="layout" svg:x1="5.126cm" svg:y1="15.803cm" svg:x2="5.296cm" svg:y2="15.705cm">
              <text:p/>
            </draw:line>
            <draw:line draw:style-name="gr362" draw:text-style-name="P18" draw:layer="layout" svg:x1="4.445cm" svg:y1="14.822cm" svg:x2="4.615cm" svg:y2="14.724cm">
              <text:p/>
            </draw:line>
            <draw:polygon draw:style-name="gr363" draw:text-style-name="P7" draw:layer="layout" svg:width="1.19cm" svg:height="1.472cm" svg:x="4.105cm" svg:y="14.527cm" svg:viewBox="0 0 1191 1473" draw:points="170,0 1191,589 1191,1375 1021,1473 0,884 0,98">
              <text:p/>
            </draw:polygon>
          </draw:g>
        </draw:g>
        <draw:frame draw:style-name="gr364" draw:text-style-name="P31" draw:layer="layout" svg:width="3.852cm" svg:height="0.963cm" svg:x="17.148cm" svg:y="8.5cm">
          <draw:text-box>
            <text:p>Máscara de subred: 255.255.255.0</text:p>
          </draw:text-box>
        </draw:frame>
        <draw:frame draw:style-name="gr365" draw:text-style-name="P31" draw:layer="layout" svg:width="3.047cm" svg:height="2.031cm" svg:x="6.75cm" svg:y="10.905cm">
          <draw:text-box>
            <text:p>IP: 192.168.1.4/16</text:p>
            <text:p>Máscara de subred: 255.255.255.0</text:p>
          </draw:text-box>
        </draw:frame>
        <draw:frame draw:style-name="gr366" draw:text-style-name="P31" draw:layer="layout" svg:width="2.725cm" svg:height="2.031cm" svg:x="11.025cm" svg:y="11.075cm">
          <draw:text-box>
            <text:p>IP: 192.168.1.5/16</text:p>
            <text:p>Máscara de subred: 255.255.255.0</text:p>
          </draw:text-box>
        </draw:frame>
        <draw:frame draw:style-name="gr367" draw:text-style-name="P31" draw:layer="layout" svg:width="2.725cm" svg:height="1.675cm" svg:x="17.25cm" svg:y="14.075cm">
          <draw:text-box>
            <text:p>IP: 192.168.1.6</text:p>
            <text:p>Máscara de subred: 255.255.255.0</text:p>
          </draw:text-box>
        </draw:frame>
        <draw:frame draw:style-name="gr368" draw:text-style-name="P31" draw:layer="layout" svg:width="3.475cm" svg:height="2.031cm" svg:x="0.025cm" svg:y="13.25cm">
          <draw:text-box>
            <text:p>IP: 192.168.1.7/16</text:p>
            <text:p>IP: 192.168.1.8/16</text:p>
            <text:p>Máscara de subred: 255.255.255.0</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draw:gradient draw:name="Dark_20_Grey_20_Linear_20_T" draw:display-name="Dark Grey Linear T" draw:style="linear" draw:start-color="#333333" draw:end-color="#999999" draw:start-intensity="100%" draw:end-intensity="100%" draw:angle="0deg" draw:border="10%"/>
    <draw:gradient draw:name="Dark_20_Grey_20_Square_20_BR" draw:display-name="Dark Grey Square BR" draw:style="square" draw:cx="30%" draw:cy="30%" draw:start-color="#333333" draw:end-color="#999999" draw:start-intensity="100%" draw:end-intensity="100%" draw:angle="0deg" draw:border="0%"/>
    <draw:gradient draw:name="Formas" draw:style="rectangular" draw:cx="50%" draw:cy="50%" draw:start-color="#cccccc" draw:end-color="#ffffff" draw:start-intensity="100%" draw:end-intensity="100%" draw:angle="0deg" draw:border="0%"/>
    <draw:gradient draw:name="Light_20_Blue_20_Linear_20_L" draw:display-name="Light Blue Linear L" draw:style="linear" draw:start-color="#93d4f0" draw:end-color="#e9f6fc" draw:start-intensity="100%" draw:end-intensity="100%" draw:angle="180deg" draw:border="10%"/>
    <draw:gradient draw:name="Light_20_Grey_20_Linear_20_L" draw:display-name="Light Grey Linear L" draw:style="linear" draw:start-color="#b3b3b3" draw:end-color="#e5e5e5" draw:start-intensity="100%" draw:end-intensity="100%" draw:angle="180deg" draw:border="10%"/>
    <draw:gradient draw:name="Light_20_Grey_20_Linear_20_T" draw:display-name="Light Grey Linear T" draw:style="linear" draw:start-color="#b3b3b3" draw:end-color="#e5e5e5" draw:start-intensity="100%" draw:end-intensity="100%" draw:angle="0deg" draw:border="10%"/>
    <draw:gradient draw:name="Light_20_Grey_20_Square_20_BR" draw:display-name="Light Grey Square BR" draw:style="square" draw:cx="30%" draw:cy="30%" draw:start-color="#b3b3b3" draw:end-color="#e5e5e5" draw:start-intensity="100%" draw:end-intensity="100%" draw:angle="0deg" draw:border="0%"/>
    <draw:gradient draw:name="Light_20_Red_20_Linear_20_L" draw:display-name="Light Red Linear L" draw:style="linear" draw:start-color="#de8e96" draw:end-color="#f8e8ea" draw:start-intensity="100%" draw:end-intensity="100%" draw:angle="180deg" draw:border="10%"/>
    <draw:gradient draw:name="Light_20_Red_20_Linear_20_T" draw:display-name="Light Red Linear T" draw:style="linear" draw:start-color="#de8e96" draw:end-color="#f8e8ea" draw:start-intensity="100%" draw:end-intensity="100%" draw:angle="0deg" draw:border="10%"/>
    <draw:gradient draw:name="Light_20_Red_20_Square_20_BR" draw:display-name="Light Red Square BR" draw:style="square" draw:cx="30%" draw:cy="30%" draw:start-color="#de8e96" draw:end-color="#f8e8ea"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9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1-05T17:27:07.115000000</meta:creation-date>
    <dc:date>2023-01-05T18:32:16.353000000</dc:date>
    <meta:editing-duration>PT1H53S</meta:editing-duration>
    <meta:editing-cycles>4</meta:editing-cycles>
    <meta:generator>LibreOffice/7.4.3.2$Windows_X86_64 LibreOffice_project/1048a8393ae2eeec98dff31b5c133c5f1d08b890</meta:generator>
    <meta:document-statistic meta:object-count="416"/>
  </office:meta>
</office:document-meta>
</file>